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L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ulho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.4500000000000002" table:style-name="ce14">
            <text:p>2<text:s/></text:p>
          </table:table-cell>
          <table:table-cell office:value-type="float" office:value="58098.44" table:style-name="ce14">
            <text:p>58.098<text:s/></text:p>
          </table:table-cell>
          <table:table-cell office:value-type="float" office:value="47507807.130000003" table:style-name="ce14">
            <text:p>47.507.807<text:s/></text:p>
          </table:table-cell>
          <table:table-cell office:value-type="float" office:value="4555.2" table:style-name="ce14">
            <text:p>4.555<text:s/></text:p>
          </table:table-cell>
          <table:table-cell office:value-type="float" office:value="57857139.710000001" table:style-name="ce14">
            <text:p>57.857.140<text:s/></text:p>
          </table:table-cell>
          <table:table-cell office:value-type="float" office:value="39145450.859999999" table:style-name="ce14">
            <text:p>39.145.451<text:s/></text:p>
          </table:table-cell>
          <table:table-cell office:value-type="float" office:value="3924925.6900000004" table:style-name="ce14">
            <text:p>3.924.926<text:s/></text:p>
          </table:table-cell>
          <table:table-cell office:value-type="float" office:value="113530378.97" table:style-name="ce14">
            <text:p>113.530.379<text:s/></text:p>
          </table:table-cell>
          <table:table-cell office:value-type="float" office:value="38187733.960000001" table:style-name="ce14">
            <text:p>38.187.734<text:s/></text:p>
          </table:table-cell>
          <table:table-cell office:value-type="float" office:value="884997.85" table:style-name="ce14">
            <text:p>884.998<text:s/></text:p>
          </table:table-cell>
          <table:table-cell office:value-type="float" office:value="60647164.020000003" table:style-name="ce14">
            <text:p>60.647.164<text:s/></text:p>
          </table:table-cell>
          <table:table-cell office:value-type="float" office:value="186931.72" table:style-name="ce14">
            <text:p>186.932<text:s/></text:p>
          </table:table-cell>
          <table:table-cell office:value-type="float" office:value="1130116.06" table:style-name="ce14">
            <text:p>1.130.116<text:s/></text:p>
          </table:table-cell>
          <table:table-cell office:value-type="float" office:value="2994488.91" table:style-name="ce14">
            <text:p>2.994.489<text:s/></text:p>
          </table:table-cell>
          <table:table-cell office:value-type="float" office:value="3067664.52" table:style-name="ce14">
            <text:p>3.067.665<text:s/></text:p>
          </table:table-cell>
          <table:table-cell office:value-type="float" office:value="88246384.969999999" table:style-name="ce14">
            <text:p>88.246.385<text:s/></text:p>
          </table:table-cell>
          <table:table-cell office:value-type="float" office:value="126561.12" table:style-name="ce14">
            <text:p>126.561<text:s/></text:p>
          </table:table-cell>
          <table:table-cell office:value-type="float" office:value="222630557.16" table:style-name="ce14">
            <text:p>222.630.557<text:s/></text:p>
          </table:table-cell>
          <table:table-cell office:value-type="float" office:value="229479903.47999999" table:style-name="ce14">
            <text:p>229.479.903<text:s/></text:p>
          </table:table-cell>
          <table:table-cell office:value-type="float" office:value="582945.09" table:style-name="ce14">
            <text:p>582.945<text:s/></text:p>
          </table:table-cell>
          <table:table-cell office:value-type="float" office:value="5558.81" table:style-name="ce14">
            <text:p>5.559<text:s/></text:p>
          </table:table-cell>
          <table:table-cell office:value-type="float" office:value="23243.38" table:style-name="ce14">
            <text:p>23.243<text:s/></text:p>
          </table:table-cell>
          <table:table-cell office:value-type="float" office:value="91872623.390000001" table:style-name="ce14">
            <text:p>91.872.623<text:s/></text:p>
          </table:table-cell>
          <table:table-cell office:value-type="float" office:value="416381483.22000003" table:style-name="ce14">
            <text:p>416.381.483<text:s/></text:p>
          </table:table-cell>
          <table:table-cell office:value-type="float" office:value="129700.96" table:style-name="ce14">
            <text:p>129.701<text:s/></text:p>
          </table:table-cell>
          <table:table-cell office:value-type="float" office:value="1305547303.1800001" table:style-name="ce14">
            <text:p>1.305.547.303<text:s/></text:p>
          </table:table-cell>
          <table:table-cell office:value-type="float" office:value="41.18" table:style-name="ce14">
            <text:p>41<text:s/></text:p>
          </table:table-cell>
          <table:table-cell office:value-type="float" office:value="2724153761.4299998" table:style-name="ce15">
            <text:p>2.724.153.7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37" table:style-name="ce17">
            <text:p>(0)</text:p>
          </table:table-cell>
          <table:table-cell office:value-type="float" office:value="1447.59" table:style-name="ce17">
            <text:p>1.448<text:s/></text:p>
          </table:table-cell>
          <table:table-cell office:value-type="float" office:value="-9.8699999999999992" table:style-name="ce17">
            <text:p>(10)</text:p>
          </table:table-cell>
          <table:table-cell office:value-type="float" office:value="0" table:style-name="ce17">
            <text:p>-<text:s/></text:p>
          </table:table-cell>
          <table:table-cell office:value-type="float" office:value="-77.67" table:style-name="ce17">
            <text:p>(78)</text:p>
          </table:table-cell>
          <table:table-cell office:value-type="float" office:value="-18.510000000000002" table:style-name="ce17">
            <text:p>(19)</text:p>
          </table:table-cell>
          <table:table-cell office:value-type="float" office:value="-39.9" table:style-name="ce17">
            <text:p>(40)</text:p>
          </table:table-cell>
          <table:table-cell office:value-type="float" office:value="-41.34" table:style-name="ce17">
            <text:p>(41)</text:p>
          </table:table-cell>
          <table:table-cell office:value-type="float" office:value="24345.83" table:style-name="ce17">
            <text:p>24.346<text:s/></text:p>
          </table:table-cell>
          <table:table-cell office:value-type="float" office:value="-6.4" table:style-name="ce17">
            <text:p>(6)</text:p>
          </table:table-cell>
          <table:table-cell office:value-type="float" office:value="928.39" table:style-name="ce17">
            <text:p>928<text:s/></text:p>
          </table:table-cell>
          <table:table-cell office:value-type="float" office:value="-31.36" table:style-name="ce17">
            <text:p>(31)</text:p>
          </table:table-cell>
          <table:table-cell office:value-type="float" office:value="-8.67" table:style-name="ce17">
            <text:p>(9)</text:p>
          </table:table-cell>
          <table:table-cell office:value-type="float" office:value="25023.14" table:style-name="ce17">
            <text:p>25.023<text:s/></text:p>
          </table:table-cell>
          <table:table-cell office:value-type="float" office:value="191.48" table:style-name="ce17">
            <text:p>191<text:s/></text:p>
          </table:table-cell>
          <table:table-cell office:value-type="float" office:value="7713.75" table:style-name="ce17">
            <text:p>7.714<text:s/></text:p>
          </table:table-cell>
          <table:table-cell office:value-type="float" office:value="-39.51" table:style-name="ce17">
            <text:p>(40)</text:p>
          </table:table-cell>
          <table:table-cell office:value-type="float" office:value="36527.24" table:style-name="ce17">
            <text:p>36.527<text:s/></text:p>
          </table:table-cell>
          <table:table-cell office:value-type="float" office:value="2151.91" table:style-name="ce17">
            <text:p>2.152<text:s/></text:p>
          </table:table-cell>
          <table:table-cell office:value-type="float" office:value="-2.87" table:style-name="ce17">
            <text:p>(3)</text:p>
          </table:table-cell>
          <table:table-cell office:value-type="float" office:value="40.119999999999997" table:style-name="ce17">
            <text:p>40<text:s/></text:p>
          </table:table-cell>
          <table:table-cell office:value-type="float" office:value="-2.58" table:style-name="ce17">
            <text:p>(3)</text:p>
          </table:table-cell>
          <table:table-cell office:value-type="float" office:value="31614.04" table:style-name="ce17">
            <text:p>31.614<text:s/></text:p>
          </table:table-cell>
          <table:table-cell office:value-type="float" office:value="47949.36" table:style-name="ce17">
            <text:p>47.949<text:s/></text:p>
          </table:table-cell>
          <table:table-cell office:value-type="float" office:value="-1.65" table:style-name="ce17">
            <text:p>(2)</text:p>
          </table:table-cell>
          <table:table-cell office:value-type="float" office:value="794930.77" table:style-name="ce17">
            <text:p>794.931<text:s/></text:p>
          </table:table-cell>
          <table:table-cell office:value-type="float" office:value="-2.58" table:style-name="ce17">
            <text:p>(3)</text:p>
          </table:table-cell>
          <table:table-cell office:value-type="float" office:value="972580.34000000008" table:style-name="ce18">
            <text:p>972.5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08254.94" table:style-name="ce17">
            <text:p>208.255<text:s/></text:p>
          </table:table-cell>
          <table:table-cell office:value-type="float" office:value="7424350.2300000004" table:style-name="ce17">
            <text:p>7.424.350<text:s/></text:p>
          </table:table-cell>
          <table:table-cell office:value-type="float" office:value="11835170.310000001" table:style-name="ce17">
            <text:p>11.835.170<text:s/></text:p>
          </table:table-cell>
          <table:table-cell office:value-type="float" office:value="117257.8" table:style-name="ce17">
            <text:p>117.258<text:s/></text:p>
          </table:table-cell>
          <table:table-cell office:value-type="float" office:value="116694511.28" table:style-name="ce17">
            <text:p>116.694.511<text:s/></text:p>
          </table:table-cell>
          <table:table-cell office:value-type="float" office:value="31125879.989999998" table:style-name="ce17">
            <text:p>31.125.880<text:s/></text:p>
          </table:table-cell>
          <table:table-cell office:value-type="float" office:value="7302205.3599999994" table:style-name="ce17">
            <text:p>7.302.205<text:s/></text:p>
          </table:table-cell>
          <table:table-cell office:value-type="float" office:value="113121199.59999999" table:style-name="ce17">
            <text:p>113.121.200<text:s/></text:p>
          </table:table-cell>
          <table:table-cell office:value-type="float" office:value="50610972.899999999" table:style-name="ce17">
            <text:p>50.610.973<text:s/></text:p>
          </table:table-cell>
          <table:table-cell office:value-type="float" office:value="6205519.2199999997" table:style-name="ce17">
            <text:p>6.205.519<text:s/></text:p>
          </table:table-cell>
          <table:table-cell office:value-type="float" office:value="487080769.73000002" table:style-name="ce17">
            <text:p>487.080.770<text:s/></text:p>
          </table:table-cell>
          <table:table-cell office:value-type="float" office:value="8609826.9700000007" table:style-name="ce17">
            <text:p>8.609.827<text:s/></text:p>
          </table:table-cell>
          <table:table-cell office:value-type="float" office:value="10230463.02" table:style-name="ce17">
            <text:p>10.230.463<text:s/></text:p>
          </table:table-cell>
          <table:table-cell office:value-type="float" office:value="7883402.5700000003" table:style-name="ce17">
            <text:p>7.883.403<text:s/></text:p>
          </table:table-cell>
          <table:table-cell office:value-type="float" office:value="5704670.6799999997" table:style-name="ce17">
            <text:p>5.704.671<text:s/></text:p>
          </table:table-cell>
          <table:table-cell office:value-type="float" office:value="110224502.43000001" table:style-name="ce17">
            <text:p>110.224.502<text:s/></text:p>
          </table:table-cell>
          <table:table-cell office:value-type="float" office:value="3194204.57" table:style-name="ce17">
            <text:p>3.194.205<text:s/></text:p>
          </table:table-cell>
          <table:table-cell office:value-type="float" office:value="241097765.56999999" table:style-name="ce17">
            <text:p>241.097.766<text:s/></text:p>
          </table:table-cell>
          <table:table-cell office:value-type="float" office:value="260365830.37" table:style-name="ce17">
            <text:p>260.365.830<text:s/></text:p>
          </table:table-cell>
          <table:table-cell office:value-type="float" office:value="4401923.1500000004" table:style-name="ce17">
            <text:p>4.401.923<text:s/></text:p>
          </table:table-cell>
          <table:table-cell office:value-type="float" office:value="2178767.71" table:style-name="ce17">
            <text:p>2.178.768<text:s/></text:p>
          </table:table-cell>
          <table:table-cell office:value-type="float" office:value="131444.79" table:style-name="ce17">
            <text:p>131.445<text:s/></text:p>
          </table:table-cell>
          <table:table-cell office:value-type="float" office:value="416893618.44" table:style-name="ce17">
            <text:p>416.893.618<text:s/></text:p>
          </table:table-cell>
          <table:table-cell office:value-type="float" office:value="316953255.27999997" table:style-name="ce17">
            <text:p>316.953.255<text:s/></text:p>
          </table:table-cell>
          <table:table-cell office:value-type="float" office:value="6528606.9100000001" table:style-name="ce17">
            <text:p>6.528.607<text:s/></text:p>
          </table:table-cell>
          <table:table-cell office:value-type="float" office:value="1666773221.8" table:style-name="ce17">
            <text:p>1.666.773.222<text:s/></text:p>
          </table:table-cell>
          <table:table-cell office:value-type="float" office:value="438859.73" table:style-name="ce17">
            <text:p>438.860<text:s/></text:p>
          </table:table-cell>
          <table:table-cell office:value-type="float" office:value="3893336455.3499999" table:style-name="ce18">
            <text:p>3.893.336.4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7907.64" table:style-name="ce17">
            <text:p>57.90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284.53" table:style-name="ce17">
            <text:p>36.2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9142229.07999998" table:style-name="ce17">
            <text:p>319.142.2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6.02" table:style-name="ce17">
            <text:p>386<text:s/></text:p>
          </table:table-cell>
          <table:table-cell office:value-type="float" office:value="19380" table:style-name="ce17">
            <text:p>19.380<text:s/></text:p>
          </table:table-cell>
          <table:table-cell office:value-type="float" office:value="2726.57" table:style-name="ce17">
            <text:p>2.7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8521597.780000001" table:style-name="ce17">
            <text:p>88.521.598<text:s/></text:p>
          </table:table-cell>
          <table:table-cell office:value-type="float" office:value="2513.5500000000002" table:style-name="ce17">
            <text:p>2.514<text:s/></text:p>
          </table:table-cell>
          <table:table-cell office:value-type="float" office:value="1004221.47" table:style-name="ce17">
            <text:p>1.004.221<text:s/></text:p>
          </table:table-cell>
          <table:table-cell office:value-type="float" office:value="144991.37" table:style-name="ce17">
            <text:p>144.9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8932238.01000005" table:style-name="ce18">
            <text:p>408.932.2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68508.46" table:style-name="ce17">
            <text:p>168.508<text:s/></text:p>
          </table:table-cell>
          <table:table-cell office:value-type="float" office:value="897384.81" table:style-name="ce17">
            <text:p>897.385<text:s/></text:p>
          </table:table-cell>
          <table:table-cell office:value-type="float" office:value="2735461.04" table:style-name="ce17">
            <text:p>2.735.46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878050.289999999" table:style-name="ce17">
            <text:p>14.878.050<text:s/></text:p>
          </table:table-cell>
          <table:table-cell office:value-type="float" office:value="7367678.6600000001" table:style-name="ce17">
            <text:p>7.367.679<text:s/></text:p>
          </table:table-cell>
          <table:table-cell office:value-type="float" office:value="1758420.71" table:style-name="ce17">
            <text:p>1.758.421<text:s/></text:p>
          </table:table-cell>
          <table:table-cell office:value-type="float" office:value="508905.97" table:style-name="ce17">
            <text:p>508.906<text:s/></text:p>
          </table:table-cell>
          <table:table-cell office:value-type="float" office:value="4702303.2" table:style-name="ce17">
            <text:p>4.702.303<text:s/></text:p>
          </table:table-cell>
          <table:table-cell office:value-type="float" office:value="4755655.8499999996" table:style-name="ce17">
            <text:p>4.755.656<text:s/></text:p>
          </table:table-cell>
          <table:table-cell office:value-type="float" office:value="27892156.41" table:style-name="ce17">
            <text:p>27.892.156<text:s/></text:p>
          </table:table-cell>
          <table:table-cell office:value-type="float" office:value="476499.31" table:style-name="ce17">
            <text:p>476.499<text:s/></text:p>
          </table:table-cell>
          <table:table-cell office:value-type="float" office:value="6521269.9400000004" table:style-name="ce17">
            <text:p>6.521.270<text:s/></text:p>
          </table:table-cell>
          <table:table-cell office:value-type="float" office:value="1817133.17" table:style-name="ce17">
            <text:p>1.817.133<text:s/></text:p>
          </table:table-cell>
          <table:table-cell office:value-type="float" office:value="2735050.69" table:style-name="ce17">
            <text:p>2.735.051<text:s/></text:p>
          </table:table-cell>
          <table:table-cell office:value-type="float" office:value="24484574.800000001" table:style-name="ce17">
            <text:p>24.484.575<text:s/></text:p>
          </table:table-cell>
          <table:table-cell office:value-type="float" office:value="1140588.1499999999" table:style-name="ce17">
            <text:p>1.140.588<text:s/></text:p>
          </table:table-cell>
          <table:table-cell office:value-type="float" office:value="7059365.46" table:style-name="ce17">
            <text:p>7.059.365<text:s/></text:p>
          </table:table-cell>
          <table:table-cell office:value-type="float" office:value="26364939.210000001" table:style-name="ce17">
            <text:p>26.364.939<text:s/></text:p>
          </table:table-cell>
          <table:table-cell office:value-type="float" office:value="562536.65" table:style-name="ce17">
            <text:p>562.537<text:s/></text:p>
          </table:table-cell>
          <table:table-cell office:value-type="float" office:value="134904.71" table:style-name="ce17">
            <text:p>134.905<text:s/></text:p>
          </table:table-cell>
          <table:table-cell office:value-type="float" office:value="13855.02" table:style-name="ce17">
            <text:p>13.855<text:s/></text:p>
          </table:table-cell>
          <table:table-cell office:value-type="float" office:value="9725799.1699999999" table:style-name="ce17">
            <text:p>9.725.799<text:s/></text:p>
          </table:table-cell>
          <table:table-cell office:value-type="float" office:value="6824531.1900000004" table:style-name="ce17">
            <text:p>6.824.531<text:s/></text:p>
          </table:table-cell>
          <table:table-cell office:value-type="float" office:value="1786385.99" table:style-name="ce17">
            <text:p>1.786.386<text:s/></text:p>
          </table:table-cell>
          <table:table-cell office:value-type="float" office:value="63650690.170000002" table:style-name="ce17">
            <text:p>63.650.690<text:s/></text:p>
          </table:table-cell>
          <table:table-cell office:value-type="float" office:value="104237.13" table:style-name="ce17">
            <text:p>104.237<text:s/></text:p>
          </table:table-cell>
          <table:table-cell office:value-type="float" office:value="219066886.16000003" table:style-name="ce18">
            <text:p>219.066.8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21322.69" table:style-name="ce17">
            <text:p>21.3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5460.980000000003" table:style-name="ce17">
            <text:p>35.46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086.03" table:style-name="ce17">
            <text:p>5.08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910795.25" table:style-name="ce17">
            <text:p>5.910.795<text:s/></text:p>
          </table:table-cell>
          <table:table-cell office:value-type="float" office:value="7666754.1500000004" table:style-name="ce17">
            <text:p>7.666.75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782.83" table:style-name="ce17">
            <text:p>31.78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816876.1500000004" table:style-name="ce17">
            <text:p>9.816.876<text:s/></text:p>
          </table:table-cell>
          <table:table-cell office:value-type="float" office:value="6831.84" table:style-name="ce17">
            <text:p>6.832<text:s/></text:p>
          </table:table-cell>
          <table:table-cell office:value-type="float" office:value="9757787.3200000003" table:style-name="ce17">
            <text:p>9.757.787<text:s/></text:p>
          </table:table-cell>
          <table:table-cell office:value-type="float" office:value="43177729.119999997" table:style-name="ce17">
            <text:p>43.177.729<text:s/></text:p>
          </table:table-cell>
          <table:table-cell office:value-type="float" office:value="4992.47" table:style-name="ce17">
            <text:p>4.992<text:s/></text:p>
          </table:table-cell>
          <table:table-cell office:value-type="float" office:value="3907.26" table:style-name="ce17">
            <text:p>3.907<text:s/></text:p>
          </table:table-cell>
          <table:table-cell office:value-type="float" office:value="7242.16" table:style-name="ce17">
            <text:p>7.242<text:s/></text:p>
          </table:table-cell>
          <table:table-cell office:value-type="float" office:value="75698024.790000007" table:style-name="ce17">
            <text:p>75.698.025<text:s/></text:p>
          </table:table-cell>
          <table:table-cell office:value-type="float" office:value="17217414.850000001" table:style-name="ce17">
            <text:p>17.217.41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6786858.68000001" table:style-name="ce17">
            <text:p>206.786.85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76148866.57000005" table:style-name="ce18">
            <text:p>376.148.8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881.08" table:style-name="ce17">
            <text:p>881<text:s/></text:p>
          </table:table-cell>
          <table:table-cell office:value-type="float" office:value="5094140.7300000004" table:style-name="ce17">
            <text:p>5.094.141<text:s/></text:p>
          </table:table-cell>
          <table:table-cell office:value-type="float" office:value="381.37" table:style-name="ce17">
            <text:p>381<text:s/></text:p>
          </table:table-cell>
          <table:table-cell office:value-type="float" office:value="32293301.129999999" table:style-name="ce17">
            <text:p>32.293.301<text:s/></text:p>
          </table:table-cell>
          <table:table-cell office:value-type="float" office:value="14408091.5" table:style-name="ce17">
            <text:p>14.408.092<text:s/></text:p>
          </table:table-cell>
          <table:table-cell office:value-type="float" office:value="351289.81" table:style-name="ce17">
            <text:p>351.290<text:s/></text:p>
          </table:table-cell>
          <table:table-cell office:value-type="float" office:value="70653658.609999999" table:style-name="ce17">
            <text:p>70.653.659<text:s/></text:p>
          </table:table-cell>
          <table:table-cell office:value-type="float" office:value="13544460.380000001" table:style-name="ce17">
            <text:p>13.544.460<text:s/></text:p>
          </table:table-cell>
          <table:table-cell office:value-type="float" office:value="699049.05" table:style-name="ce17">
            <text:p>699.049<text:s/></text:p>
          </table:table-cell>
          <table:table-cell office:value-type="float" office:value="31846447.350000001" table:style-name="ce17">
            <text:p>31.846.447<text:s/></text:p>
          </table:table-cell>
          <table:table-cell office:value-type="float" office:value="150205.34" table:style-name="ce17">
            <text:p>150.205<text:s/></text:p>
          </table:table-cell>
          <table:table-cell office:value-type="float" office:value="783218.59" table:style-name="ce17">
            <text:p>783.219<text:s/></text:p>
          </table:table-cell>
          <table:table-cell office:value-type="float" office:value="1620743.61" table:style-name="ce17">
            <text:p>1.620.744<text:s/></text:p>
          </table:table-cell>
          <table:table-cell office:value-type="float" office:value="141648.71" table:style-name="ce17">
            <text:p>141.649<text:s/></text:p>
          </table:table-cell>
          <table:table-cell office:value-type="float" office:value="38639217.359999999" table:style-name="ce17">
            <text:p>38.639.217<text:s/></text:p>
          </table:table-cell>
          <table:table-cell office:value-type="float" office:value="33240.57" table:style-name="ce17">
            <text:p>33.241<text:s/></text:p>
          </table:table-cell>
          <table:table-cell office:value-type="float" office:value="101147513.26000001" table:style-name="ce17">
            <text:p>101.147.513<text:s/></text:p>
          </table:table-cell>
          <table:table-cell office:value-type="float" office:value="91503538.939999998" table:style-name="ce17">
            <text:p>91.503.539<text:s/></text:p>
          </table:table-cell>
          <table:table-cell office:value-type="float" office:value="412206.7" table:style-name="ce17">
            <text:p>412.20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0691.45" table:style-name="ce17">
            <text:p>70.691<text:s/></text:p>
          </table:table-cell>
          <table:table-cell office:value-type="float" office:value="104436206.75" table:style-name="ce17">
            <text:p>104.436.207<text:s/></text:p>
          </table:table-cell>
          <table:table-cell office:value-type="float" office:value="161693687.06999999" table:style-name="ce17">
            <text:p>161.693.687<text:s/></text:p>
          </table:table-cell>
          <table:table-cell office:value-type="float" office:value="26227.03" table:style-name="ce17">
            <text:p>26.227<text:s/></text:p>
          </table:table-cell>
          <table:table-cell office:value-type="float" office:value="461522755.13999999" table:style-name="ce17">
            <text:p>461.522.75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31072801.53" table:style-name="ce18">
            <text:p>1.131.072.8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8423.79" table:style-name="ce17">
            <text:p>18.424<text:s/></text:p>
          </table:table-cell>
          <table:table-cell office:value-type="float" office:value="6526084.3400000008" table:style-name="ce17">
            <text:p>6.526.084<text:s/></text:p>
          </table:table-cell>
          <table:table-cell office:value-type="float" office:value="3970107.5599999996" table:style-name="ce17">
            <text:p>3.970.108<text:s/></text:p>
          </table:table-cell>
          <table:table-cell office:value-type="float" office:value="116876.43" table:style-name="ce17">
            <text:p>116.876<text:s/></text:p>
          </table:table-cell>
          <table:table-cell office:value-type="float" office:value="69465252.219999999" table:style-name="ce17">
            <text:p>69.465.252<text:s/></text:p>
          </table:table-cell>
          <table:table-cell office:value-type="float" office:value="9345023.7999999989" table:style-name="ce17">
            <text:p>9.345.024<text:s/></text:p>
          </table:table-cell>
          <table:table-cell office:value-type="float" office:value="5192494.84" table:style-name="ce17">
            <text:p>5.192.495<text:s/></text:p>
          </table:table-cell>
          <table:table-cell office:value-type="float" office:value="36047839.769999996" table:style-name="ce17">
            <text:p>36.047.840<text:s/></text:p>
          </table:table-cell>
          <table:table-cell office:value-type="float" office:value="24661170.640000001" table:style-name="ce17">
            <text:p>24.661.171<text:s/></text:p>
          </table:table-cell>
          <table:table-cell office:value-type="float" office:value="750814.32000000007" table:style-name="ce17">
            <text:p>750.814<text:s/></text:p>
          </table:table-cell>
          <table:table-cell office:value-type="float" office:value="108168154.06" table:style-name="ce17">
            <text:p>108.168.154<text:s/></text:p>
          </table:table-cell>
          <table:table-cell office:value-type="float" office:value="7983122.3199999994" table:style-name="ce17">
            <text:p>7.983.122<text:s/></text:p>
          </table:table-cell>
          <table:table-cell office:value-type="float" office:value="2925974.49" table:style-name="ce17">
            <text:p>2.925.974<text:s/></text:p>
          </table:table-cell>
          <table:table-cell office:value-type="float" office:value="4445525.790000001" table:style-name="ce17">
            <text:p>4.445.526<text:s/></text:p>
          </table:table-cell>
          <table:table-cell office:value-type="float" office:value="2827971.28" table:style-name="ce17">
            <text:p>2.827.971<text:s/></text:p>
          </table:table-cell>
          <table:table-cell office:value-type="float" office:value="37283834.120000005" table:style-name="ce17">
            <text:p>37.283.834<text:s/></text:p>
          </table:table-cell>
          <table:table-cell office:value-type="float" office:value="2013544.01" table:style-name="ce17">
            <text:p>2.013.544<text:s/></text:p>
          </table:table-cell>
          <table:table-cell office:value-type="float" office:value="123132713.51000001" table:style-name="ce17">
            <text:p>123.132.714<text:s/></text:p>
          </table:table-cell>
          <table:table-cell office:value-type="float" office:value="99300243.099999994" table:style-name="ce17">
            <text:p>99.300.243<text:s/></text:p>
          </table:table-cell>
          <table:table-cell office:value-type="float" office:value="3419460.76" table:style-name="ce17">
            <text:p>3.419.461<text:s/></text:p>
          </table:table-cell>
          <table:table-cell office:value-type="float" office:value="2039955.74" table:style-name="ce17">
            <text:p>2.039.956<text:s/></text:p>
          </table:table-cell>
          <table:table-cell office:value-type="float" office:value="39656.160000000003" table:style-name="ce17">
            <text:p>39.656<text:s/></text:p>
          </table:table-cell>
          <table:table-cell office:value-type="float" office:value="138511989.95000002" table:style-name="ce17">
            <text:p>138.511.990<text:s/></text:p>
          </table:table-cell>
          <table:table-cell office:value-type="float" office:value="131215108.62" table:style-name="ce17">
            <text:p>131.215.109<text:s/></text:p>
          </table:table-cell>
          <table:table-cell office:value-type="float" office:value="3711772.42" table:style-name="ce17">
            <text:p>3.711.772<text:s/></text:p>
          </table:table-cell>
          <table:table-cell office:value-type="float" office:value="934667926.44000006" table:style-name="ce17">
            <text:p>934.667.926<text:s/></text:p>
          </table:table-cell>
          <table:table-cell office:value-type="float" office:value="334622.60000000003" table:style-name="ce17">
            <text:p>334.623<text:s/></text:p>
          </table:table-cell>
          <table:table-cell office:value-type="float" office:value="1758115663.0799999" table:style-name="ce18">
            <text:p>1.758.115.6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2650842.780000001" table:style-name="ce17">
            <text:p>22.650.843<text:s/></text:p>
          </table:table-cell>
          <table:table-cell office:value-type="float" office:value="79937005.349999994" table:style-name="ce17">
            <text:p>79.937.005<text:s/></text:p>
          </table:table-cell>
          <table:table-cell office:value-type="float" office:value="268824674.18000001" table:style-name="ce17">
            <text:p>268.824.674<text:s/></text:p>
          </table:table-cell>
          <table:table-cell office:value-type="float" office:value="17799830.050000001" table:style-name="ce17">
            <text:p>17.799.830<text:s/></text:p>
          </table:table-cell>
          <table:table-cell office:value-type="float" office:value="476128010.24000001" table:style-name="ce17">
            <text:p>476.128.010<text:s/></text:p>
          </table:table-cell>
          <table:table-cell office:value-type="float" office:value="404217337.24000001" table:style-name="ce17">
            <text:p>404.217.337<text:s/></text:p>
          </table:table-cell>
          <table:table-cell office:value-type="float" office:value="4518861904.5100002" table:style-name="ce17">
            <text:p>4.518.861.905<text:s/></text:p>
          </table:table-cell>
          <table:table-cell office:value-type="float" office:value="306882368.69" table:style-name="ce17">
            <text:p>306.882.369<text:s/></text:p>
          </table:table-cell>
          <table:table-cell office:value-type="float" office:value="359288238.97000003" table:style-name="ce17">
            <text:p>359.288.239<text:s/></text:p>
          </table:table-cell>
          <table:table-cell office:value-type="float" office:value="118083919.51000001" table:style-name="ce17">
            <text:p>118.083.920<text:s/></text:p>
          </table:table-cell>
          <table:table-cell office:value-type="float" office:value="1421810796.03" table:style-name="ce17">
            <text:p>1.421.810.796<text:s/></text:p>
          </table:table-cell>
          <table:table-cell office:value-type="float" office:value="161085163.84999999" table:style-name="ce17">
            <text:p>161.085.164<text:s/></text:p>
          </table:table-cell>
          <table:table-cell office:value-type="float" office:value="200537209.22" table:style-name="ce17">
            <text:p>200.537.209<text:s/></text:p>
          </table:table-cell>
          <table:table-cell office:value-type="float" office:value="209992364.36000001" table:style-name="ce17">
            <text:p>209.992.364<text:s/></text:p>
          </table:table-cell>
          <table:table-cell office:value-type="float" office:value="129597457.08" table:style-name="ce17">
            <text:p>129.597.457<text:s/></text:p>
          </table:table-cell>
          <table:table-cell office:value-type="float" office:value="403134264.98000002" table:style-name="ce17">
            <text:p>403.134.265<text:s/></text:p>
          </table:table-cell>
          <table:table-cell office:value-type="float" office:value="82560960.819999993" table:style-name="ce17">
            <text:p>82.560.961<text:s/></text:p>
          </table:table-cell>
          <table:table-cell office:value-type="float" office:value="1117612567.53" table:style-name="ce17">
            <text:p>1.117.612.568<text:s/></text:p>
          </table:table-cell>
          <table:table-cell office:value-type="float" office:value="3834911398.5300002" table:style-name="ce17">
            <text:p>3.834.911.399<text:s/></text:p>
          </table:table-cell>
          <table:table-cell office:value-type="float" office:value="136435888.19" table:style-name="ce17">
            <text:p>136.435.888<text:s/></text:p>
          </table:table-cell>
          <table:table-cell office:value-type="float" office:value="64258739.829999998" table:style-name="ce17">
            <text:p>64.258.740<text:s/></text:p>
          </table:table-cell>
          <table:table-cell office:value-type="float" office:value="20535397.420000002" table:style-name="ce17">
            <text:p>20.535.397<text:s/></text:p>
          </table:table-cell>
          <table:table-cell office:value-type="float" office:value="1441293371.8599999" table:style-name="ce17">
            <text:p>1.441.293.372<text:s/></text:p>
          </table:table-cell>
          <table:table-cell office:value-type="float" office:value="788457580.58000004" table:style-name="ce17">
            <text:p>788.457.581<text:s/></text:p>
          </table:table-cell>
          <table:table-cell office:value-type="float" office:value="82371011.959999993" table:style-name="ce17">
            <text:p>82.371.012<text:s/></text:p>
          </table:table-cell>
          <table:table-cell office:value-type="float" office:value="12625180144" table:style-name="ce17">
            <text:p>12.625.180.144<text:s/></text:p>
          </table:table-cell>
          <table:table-cell office:value-type="float" office:value="44344232.710000001" table:style-name="ce17">
            <text:p>44.344.233<text:s/></text:p>
          </table:table-cell>
          <table:table-cell office:value-type="float" office:value="29336792680.470001" table:style-name="ce18">
            <text:p>29.336.792.6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550068.4000000004" table:style-name="ce17">
            <text:p>5.550.068<text:s/></text:p>
          </table:table-cell>
          <table:table-cell office:value-type="float" office:value="17746957.190000001" table:style-name="ce17">
            <text:p>17.746.957<text:s/></text:p>
          </table:table-cell>
          <table:table-cell office:value-type="float" office:value="19220863.690000001" table:style-name="ce17">
            <text:p>19.220.864<text:s/></text:p>
          </table:table-cell>
          <table:table-cell office:value-type="float" office:value="4209309.03" table:style-name="ce17">
            <text:p>4.209.309<text:s/></text:p>
          </table:table-cell>
          <table:table-cell office:value-type="float" office:value="71195466.790000007" table:style-name="ce17">
            <text:p>71.195.467<text:s/></text:p>
          </table:table-cell>
          <table:table-cell office:value-type="float" office:value="43162570.590000004" table:style-name="ce17">
            <text:p>43.162.571<text:s/></text:p>
          </table:table-cell>
          <table:table-cell office:value-type="float" office:value="60761319.960000001" table:style-name="ce17">
            <text:p>60.761.320<text:s/></text:p>
          </table:table-cell>
          <table:table-cell office:value-type="float" office:value="33863789.140000001" table:style-name="ce17">
            <text:p>33.863.789<text:s/></text:p>
          </table:table-cell>
          <table:table-cell office:value-type="float" office:value="64595271.340000004" table:style-name="ce17">
            <text:p>64.595.271<text:s/></text:p>
          </table:table-cell>
          <table:table-cell office:value-type="float" office:value="29880064.920000002" table:style-name="ce17">
            <text:p>29.880.065<text:s/></text:p>
          </table:table-cell>
          <table:table-cell office:value-type="float" office:value="191951032.41999999" table:style-name="ce17">
            <text:p>191.951.032<text:s/></text:p>
          </table:table-cell>
          <table:table-cell office:value-type="float" office:value="35344026.270000003" table:style-name="ce17">
            <text:p>35.344.026<text:s/></text:p>
          </table:table-cell>
          <table:table-cell office:value-type="float" office:value="31704812.600000001" table:style-name="ce17">
            <text:p>31.704.813<text:s/></text:p>
          </table:table-cell>
          <table:table-cell office:value-type="float" office:value="33602460.670000002" table:style-name="ce17">
            <text:p>33.602.461<text:s/></text:p>
          </table:table-cell>
          <table:table-cell office:value-type="float" office:value="29059375.920000002" table:style-name="ce17">
            <text:p>29.059.376<text:s/></text:p>
          </table:table-cell>
          <table:table-cell office:value-type="float" office:value="57985927.200000003" table:style-name="ce17">
            <text:p>57.985.927<text:s/></text:p>
          </table:table-cell>
          <table:table-cell office:value-type="float" office:value="18279525.469999999" table:style-name="ce17">
            <text:p>18.279.525<text:s/></text:p>
          </table:table-cell>
          <table:table-cell office:value-type="float" office:value="138164249.52000001" table:style-name="ce17">
            <text:p>138.164.250<text:s/></text:p>
          </table:table-cell>
          <table:table-cell office:value-type="float" office:value="352959044.23000002" table:style-name="ce17">
            <text:p>352.959.044<text:s/></text:p>
          </table:table-cell>
          <table:table-cell office:value-type="float" office:value="24260618.93" table:style-name="ce17">
            <text:p>24.260.619<text:s/></text:p>
          </table:table-cell>
          <table:table-cell office:value-type="float" office:value="11368163.300000001" table:style-name="ce17">
            <text:p>11.368.163<text:s/></text:p>
          </table:table-cell>
          <table:table-cell office:value-type="float" office:value="4001774.5" table:style-name="ce17">
            <text:p>4.001.775<text:s/></text:p>
          </table:table-cell>
          <table:table-cell office:value-type="float" office:value="182278915.43000001" table:style-name="ce17">
            <text:p>182.278.915<text:s/></text:p>
          </table:table-cell>
          <table:table-cell office:value-type="float" office:value="88043415.469999999" table:style-name="ce17">
            <text:p>88.043.415<text:s/></text:p>
          </table:table-cell>
          <table:table-cell office:value-type="float" office:value="19567194.050000001" table:style-name="ce17">
            <text:p>19.567.194<text:s/></text:p>
          </table:table-cell>
          <table:table-cell office:value-type="float" office:value="968366274.01999998" table:style-name="ce17">
            <text:p>968.366.274<text:s/></text:p>
          </table:table-cell>
          <table:table-cell office:value-type="float" office:value="7848390.04" table:style-name="ce17">
            <text:p>7.848.390<text:s/></text:p>
          </table:table-cell>
          <table:table-cell office:value-type="float" office:value="2544970881.0900002" table:style-name="ce18">
            <text:p>2.544.970.8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9709514.7300000004" table:style-name="ce17">
            <text:p>9.709.515<text:s/></text:p>
          </table:table-cell>
          <table:table-cell office:value-type="float" office:value="33172671.57" table:style-name="ce17">
            <text:p>33.172.672<text:s/></text:p>
          </table:table-cell>
          <table:table-cell office:value-type="float" office:value="141956082.18000001" table:style-name="ce17">
            <text:p>141.956.082<text:s/></text:p>
          </table:table-cell>
          <table:table-cell office:value-type="float" office:value="8605808.0500000007" table:style-name="ce17">
            <text:p>8.605.808<text:s/></text:p>
          </table:table-cell>
          <table:table-cell office:value-type="float" office:value="218894863.00999999" table:style-name="ce17">
            <text:p>218.894.863<text:s/></text:p>
          </table:table-cell>
          <table:table-cell office:value-type="float" office:value="206238857.44" table:style-name="ce17">
            <text:p>206.238.857<text:s/></text:p>
          </table:table-cell>
          <table:table-cell office:value-type="float" office:value="1043697993.0700001" table:style-name="ce17">
            <text:p>1.043.697.993<text:s/></text:p>
          </table:table-cell>
          <table:table-cell office:value-type="float" office:value="170606862.43000001" table:style-name="ce17">
            <text:p>170.606.862<text:s/></text:p>
          </table:table-cell>
          <table:table-cell office:value-type="float" office:value="172627419.33000001" table:style-name="ce17">
            <text:p>172.627.419<text:s/></text:p>
          </table:table-cell>
          <table:table-cell office:value-type="float" office:value="55597755.189999998" table:style-name="ce17">
            <text:p>55.597.755<text:s/></text:p>
          </table:table-cell>
          <table:table-cell office:value-type="float" office:value="687651439.47000003" table:style-name="ce17">
            <text:p>687.651.439<text:s/></text:p>
          </table:table-cell>
          <table:table-cell office:value-type="float" office:value="76158374.430000007" table:style-name="ce17">
            <text:p>76.158.374<text:s/></text:p>
          </table:table-cell>
          <table:table-cell office:value-type="float" office:value="104843358.84999999" table:style-name="ce17">
            <text:p>104.843.359<text:s/></text:p>
          </table:table-cell>
          <table:table-cell office:value-type="float" office:value="101340813.78" table:style-name="ce17">
            <text:p>101.340.814<text:s/></text:p>
          </table:table-cell>
          <table:table-cell office:value-type="float" office:value="48752297.82" table:style-name="ce17">
            <text:p>48.752.298<text:s/></text:p>
          </table:table-cell>
          <table:table-cell office:value-type="float" office:value="194376714.81999999" table:style-name="ce17">
            <text:p>194.376.715<text:s/></text:p>
          </table:table-cell>
          <table:table-cell office:value-type="float" office:value="38643010.969999999" table:style-name="ce17">
            <text:p>38.643.011<text:s/></text:p>
          </table:table-cell>
          <table:table-cell office:value-type="float" office:value="588948209.13999999" table:style-name="ce17">
            <text:p>588.948.209<text:s/></text:p>
          </table:table-cell>
          <table:table-cell office:value-type="float" office:value="1376217196.23" table:style-name="ce17">
            <text:p>1.376.217.196<text:s/></text:p>
          </table:table-cell>
          <table:table-cell office:value-type="float" office:value="62967873.299999997" table:style-name="ce17">
            <text:p>62.967.873<text:s/></text:p>
          </table:table-cell>
          <table:table-cell office:value-type="float" office:value="32384898.02" table:style-name="ce17">
            <text:p>32.384.898<text:s/></text:p>
          </table:table-cell>
          <table:table-cell office:value-type="float" office:value="10812089.689999999" table:style-name="ce17">
            <text:p>10.812.090<text:s/></text:p>
          </table:table-cell>
          <table:table-cell office:value-type="float" office:value="717122211.54999995" table:style-name="ce17">
            <text:p>717.122.212<text:s/></text:p>
          </table:table-cell>
          <table:table-cell office:value-type="float" office:value="452669086.30000001" table:style-name="ce17">
            <text:p>452.669.086<text:s/></text:p>
          </table:table-cell>
          <table:table-cell office:value-type="float" office:value="34638260.840000004" table:style-name="ce17">
            <text:p>34.638.261<text:s/></text:p>
          </table:table-cell>
          <table:table-cell office:value-type="float" office:value="5073920556.4099998" table:style-name="ce17">
            <text:p>5.073.920.556<text:s/></text:p>
          </table:table-cell>
          <table:table-cell office:value-type="float" office:value="25048422.68" table:style-name="ce17">
            <text:p>25.048.423<text:s/></text:p>
          </table:table-cell>
          <table:table-cell office:value-type="float" office:value="11687602641.300001" table:style-name="ce18">
            <text:p>11.687.602.6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29895.97" table:style-name="ce17">
            <text:p>29.896<text:s/></text:p>
          </table:table-cell>
          <table:table-cell office:value-type="float" office:value="125258.18" table:style-name="ce17">
            <text:p>125.258<text:s/></text:p>
          </table:table-cell>
          <table:table-cell office:value-type="float" office:value="282297.44" table:style-name="ce17">
            <text:p>282.297<text:s/></text:p>
          </table:table-cell>
          <table:table-cell office:value-type="float" office:value="3773.22" table:style-name="ce17">
            <text:p>3.773<text:s/></text:p>
          </table:table-cell>
          <table:table-cell office:value-type="float" office:value="221598.9" table:style-name="ce17">
            <text:p>221.599<text:s/></text:p>
          </table:table-cell>
          <table:table-cell office:value-type="float" office:value="104417.68" table:style-name="ce17">
            <text:p>104.418<text:s/></text:p>
          </table:table-cell>
          <table:table-cell office:value-type="float" office:value="46168327.700000003" table:style-name="ce17">
            <text:p>46.168.328<text:s/></text:p>
          </table:table-cell>
          <table:table-cell office:value-type="float" office:value="2180859.12" table:style-name="ce17">
            <text:p>2.180.859<text:s/></text:p>
          </table:table-cell>
          <table:table-cell office:value-type="float" office:value="451732.41" table:style-name="ce17">
            <text:p>451.732<text:s/></text:p>
          </table:table-cell>
          <table:table-cell office:value-type="float" office:value="15483.84" table:style-name="ce17">
            <text:p>15.484<text:s/></text:p>
          </table:table-cell>
          <table:table-cell office:value-type="float" office:value="13284351.59" table:style-name="ce17">
            <text:p>13.284.352<text:s/></text:p>
          </table:table-cell>
          <table:table-cell office:value-type="float" office:value="87496.43" table:style-name="ce17">
            <text:p>87.496<text:s/></text:p>
          </table:table-cell>
          <table:table-cell office:value-type="float" office:value="384809.16" table:style-name="ce17">
            <text:p>384.809<text:s/></text:p>
          </table:table-cell>
          <table:table-cell office:value-type="float" office:value="18552329.780000001" table:style-name="ce17">
            <text:p>18.552.330<text:s/></text:p>
          </table:table-cell>
          <table:table-cell office:value-type="float" office:value="5954.71" table:style-name="ce17">
            <text:p>5.955<text:s/></text:p>
          </table:table-cell>
          <table:table-cell office:value-type="float" office:value="6671173.6500000004" table:style-name="ce17">
            <text:p>6.671.174<text:s/></text:p>
          </table:table-cell>
          <table:table-cell office:value-type="float" office:value="11127.79" table:style-name="ce17">
            <text:p>11.128<text:s/></text:p>
          </table:table-cell>
          <table:table-cell office:value-type="float" office:value="21156829.129999999" table:style-name="ce17">
            <text:p>21.156.829<text:s/></text:p>
          </table:table-cell>
          <table:table-cell office:value-type="float" office:value="143263471.16" table:style-name="ce17">
            <text:p>143.263.471<text:s/></text:p>
          </table:table-cell>
          <table:table-cell office:value-type="float" office:value="108289.54" table:style-name="ce17">
            <text:p>108.290<text:s/></text:p>
          </table:table-cell>
          <table:table-cell office:value-type="float" office:value="374197.42" table:style-name="ce17">
            <text:p>374.197<text:s/></text:p>
          </table:table-cell>
          <table:table-cell office:value-type="float" office:value="2382.4" table:style-name="ce17">
            <text:p>2.382<text:s/></text:p>
          </table:table-cell>
          <table:table-cell office:value-type="float" office:value="29930671.18" table:style-name="ce17">
            <text:p>29.930.671<text:s/></text:p>
          </table:table-cell>
          <table:table-cell office:value-type="float" office:value="1816715.78" table:style-name="ce17">
            <text:p>1.816.716<text:s/></text:p>
          </table:table-cell>
          <table:table-cell office:value-type="float" office:value="4375170.1399999997" table:style-name="ce17">
            <text:p>4.375.170<text:s/></text:p>
          </table:table-cell>
          <table:table-cell office:value-type="float" office:value="469069339.33999997" table:style-name="ce17">
            <text:p>469.069.339<text:s/></text:p>
          </table:table-cell>
          <table:table-cell office:value-type="float" office:value="3835.56" table:style-name="ce17">
            <text:p>3.836<text:s/></text:p>
          </table:table-cell>
          <table:table-cell office:value-type="float" office:value="758681789.21999979" table:style-name="ce18">
            <text:p>758.681.7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9679618.7599999998" table:style-name="ce17">
            <text:p>9.679.619<text:s/></text:p>
          </table:table-cell>
          <table:table-cell office:value-type="float" office:value="33047413.389999997" table:style-name="ce17">
            <text:p>33.047.413<text:s/></text:p>
          </table:table-cell>
          <table:table-cell office:value-type="float" office:value="141673784.74000001" table:style-name="ce17">
            <text:p>141.673.785<text:s/></text:p>
          </table:table-cell>
          <table:table-cell office:value-type="float" office:value="8602034.8300000001" table:style-name="ce17">
            <text:p>8.602.035<text:s/></text:p>
          </table:table-cell>
          <table:table-cell office:value-type="float" office:value="218673264.10999998" table:style-name="ce17">
            <text:p>218.673.264<text:s/></text:p>
          </table:table-cell>
          <table:table-cell office:value-type="float" office:value="206134439.75999999" table:style-name="ce17">
            <text:p>206.134.440<text:s/></text:p>
          </table:table-cell>
          <table:table-cell office:value-type="float" office:value="997529665.37000012" table:style-name="ce17">
            <text:p>997.529.665<text:s/></text:p>
          </table:table-cell>
          <table:table-cell office:value-type="float" office:value="168426003.30999997" table:style-name="ce17">
            <text:p>168.426.003<text:s/></text:p>
          </table:table-cell>
          <table:table-cell office:value-type="float" office:value="172175686.91999999" table:style-name="ce17">
            <text:p>172.175.687<text:s/></text:p>
          </table:table-cell>
          <table:table-cell office:value-type="float" office:value="55582271.350000001" table:style-name="ce17">
            <text:p>55.582.271<text:s/></text:p>
          </table:table-cell>
          <table:table-cell office:value-type="float" office:value="674367087.88" table:style-name="ce17">
            <text:p>674.367.088<text:s/></text:p>
          </table:table-cell>
          <table:table-cell office:value-type="float" office:value="76070878" table:style-name="ce17">
            <text:p>76.070.878<text:s/></text:p>
          </table:table-cell>
          <table:table-cell office:value-type="float" office:value="104458549.69" table:style-name="ce17">
            <text:p>104.458.550<text:s/></text:p>
          </table:table-cell>
          <table:table-cell office:value-type="float" office:value="82788484.000000015" table:style-name="ce17">
            <text:p>82.788.484<text:s/></text:p>
          </table:table-cell>
          <table:table-cell office:value-type="float" office:value="48746343.109999999" table:style-name="ce17">
            <text:p>48.746.343<text:s/></text:p>
          </table:table-cell>
          <table:table-cell office:value-type="float" office:value="187705541.16999999" table:style-name="ce17">
            <text:p>187.705.541<text:s/></text:p>
          </table:table-cell>
          <table:table-cell office:value-type="float" office:value="38631883.18" table:style-name="ce17">
            <text:p>38.631.883<text:s/></text:p>
          </table:table-cell>
          <table:table-cell office:value-type="float" office:value="567791380.00999999" table:style-name="ce17">
            <text:p>567.791.380<text:s/></text:p>
          </table:table-cell>
          <table:table-cell office:value-type="float" office:value="1232953725.0699999" table:style-name="ce17">
            <text:p>1.232.953.725<text:s/></text:p>
          </table:table-cell>
          <table:table-cell office:value-type="float" office:value="62859583.759999998" table:style-name="ce17">
            <text:p>62.859.584<text:s/></text:p>
          </table:table-cell>
          <table:table-cell office:value-type="float" office:value="32010700.599999998" table:style-name="ce17">
            <text:p>32.010.701<text:s/></text:p>
          </table:table-cell>
          <table:table-cell office:value-type="float" office:value="10809707.289999999" table:style-name="ce17">
            <text:p>10.809.707<text:s/></text:p>
          </table:table-cell>
          <table:table-cell office:value-type="float" office:value="687191540.37" table:style-name="ce17">
            <text:p>687.191.540<text:s/></text:p>
          </table:table-cell>
          <table:table-cell office:value-type="float" office:value="450852370.51999992" table:style-name="ce17">
            <text:p>450.852.371<text:s/></text:p>
          </table:table-cell>
          <table:table-cell office:value-type="float" office:value="30263090.699999999" table:style-name="ce17">
            <text:p>30.263.091<text:s/></text:p>
          </table:table-cell>
          <table:table-cell office:value-type="float" office:value="4604851217.0700006" table:style-name="ce17">
            <text:p>4.604.851.217<text:s/></text:p>
          </table:table-cell>
          <table:table-cell office:value-type="float" office:value="25044587.120000001" table:style-name="ce17">
            <text:p>25.044.587<text:s/></text:p>
          </table:table-cell>
          <table:table-cell office:value-type="float" office:value="10928920852.08" table:style-name="ce18">
            <text:p>10.928.920.8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7391259.6500000004" table:style-name="ce17">
            <text:p>7.391.260<text:s/></text:p>
          </table:table-cell>
          <table:table-cell office:value-type="float" office:value="29017376.59" table:style-name="ce17">
            <text:p>29.017.377<text:s/></text:p>
          </table:table-cell>
          <table:table-cell office:value-type="float" office:value="107647728.31" table:style-name="ce17">
            <text:p>107.647.728<text:s/></text:p>
          </table:table-cell>
          <table:table-cell office:value-type="float" office:value="4984712.97" table:style-name="ce17">
            <text:p>4.984.713<text:s/></text:p>
          </table:table-cell>
          <table:table-cell office:value-type="float" office:value="186037680.44" table:style-name="ce17">
            <text:p>186.037.680<text:s/></text:p>
          </table:table-cell>
          <table:table-cell office:value-type="float" office:value="154815909.21000001" table:style-name="ce17">
            <text:p>154.815.909<text:s/></text:p>
          </table:table-cell>
          <table:table-cell office:value-type="float" office:value="3414402591.48" table:style-name="ce17">
            <text:p>3.414.402.591<text:s/></text:p>
          </table:table-cell>
          <table:table-cell office:value-type="float" office:value="102411717.12" table:style-name="ce17">
            <text:p>102.411.717<text:s/></text:p>
          </table:table-cell>
          <table:table-cell office:value-type="float" office:value="122065548.3" table:style-name="ce17">
            <text:p>122.065.548<text:s/></text:p>
          </table:table-cell>
          <table:table-cell office:value-type="float" office:value="32606099.399999999" table:style-name="ce17">
            <text:p>32.606.099<text:s/></text:p>
          </table:table-cell>
          <table:table-cell office:value-type="float" office:value="542208324.13999999" table:style-name="ce17">
            <text:p>542.208.324<text:s/></text:p>
          </table:table-cell>
          <table:table-cell office:value-type="float" office:value="49582763.149999999" table:style-name="ce17">
            <text:p>49.582.763<text:s/></text:p>
          </table:table-cell>
          <table:table-cell office:value-type="float" office:value="63989037.770000003" table:style-name="ce17">
            <text:p>63.989.038<text:s/></text:p>
          </table:table-cell>
          <table:table-cell office:value-type="float" office:value="75049089.909999996" table:style-name="ce17">
            <text:p>75.049.090<text:s/></text:p>
          </table:table-cell>
          <table:table-cell office:value-type="float" office:value="51785783.340000004" table:style-name="ce17">
            <text:p>51.785.783<text:s/></text:p>
          </table:table-cell>
          <table:table-cell office:value-type="float" office:value="150771622.96000001" table:style-name="ce17">
            <text:p>150.771.623<text:s/></text:p>
          </table:table-cell>
          <table:table-cell office:value-type="float" office:value="25638424.379999999" table:style-name="ce17">
            <text:p>25.638.424<text:s/></text:p>
          </table:table-cell>
          <table:table-cell office:value-type="float" office:value="390500108.87" table:style-name="ce17">
            <text:p>390.500.109<text:s/></text:p>
          </table:table-cell>
          <table:table-cell office:value-type="float" office:value="2105735158.0699999" table:style-name="ce17">
            <text:p>2.105.735.158<text:s/></text:p>
          </table:table-cell>
          <table:table-cell office:value-type="float" office:value="49207395.960000001" table:style-name="ce17">
            <text:p>49.207.396<text:s/></text:p>
          </table:table-cell>
          <table:table-cell office:value-type="float" office:value="20505678.510000002" table:style-name="ce17">
            <text:p>20.505.679<text:s/></text:p>
          </table:table-cell>
          <table:table-cell office:value-type="float" office:value="5721533.2300000004" table:style-name="ce17">
            <text:p>5.721.533<text:s/></text:p>
          </table:table-cell>
          <table:table-cell office:value-type="float" office:value="541892244.88" table:style-name="ce17">
            <text:p>541.892.245<text:s/></text:p>
          </table:table-cell>
          <table:table-cell office:value-type="float" office:value="247745078.81" table:style-name="ce17">
            <text:p>247.745.079<text:s/></text:p>
          </table:table-cell>
          <table:table-cell office:value-type="float" office:value="28165557.07" table:style-name="ce17">
            <text:p>28.165.557<text:s/></text:p>
          </table:table-cell>
          <table:table-cell office:value-type="float" office:value="6582893313.5699997" table:style-name="ce17">
            <text:p>6.582.893.314<text:s/></text:p>
          </table:table-cell>
          <table:table-cell office:value-type="float" office:value="11447419.99" table:style-name="ce17">
            <text:p>11.447.420<text:s/></text:p>
          </table:table-cell>
          <table:table-cell office:value-type="float" office:value="15104219158.08" table:style-name="ce18">
            <text:p>15.104.219.1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6891855.3899999997" table:style-name="ce17">
            <text:p>6.891.855<text:s/></text:p>
          </table:table-cell>
          <table:table-cell office:value-type="float" office:value="25414787.670000002" table:style-name="ce17">
            <text:p>25.414.788<text:s/></text:p>
          </table:table-cell>
          <table:table-cell office:value-type="float" office:value="74504760.409999996" table:style-name="ce17">
            <text:p>74.504.760<text:s/></text:p>
          </table:table-cell>
          <table:table-cell office:value-type="float" office:value="4319118.6500000004" table:style-name="ce17">
            <text:p>4.319.119<text:s/></text:p>
          </table:table-cell>
          <table:table-cell office:value-type="float" office:value="136011675.06999999" table:style-name="ce17">
            <text:p>136.011.675<text:s/></text:p>
          </table:table-cell>
          <table:table-cell office:value-type="float" office:value="122193607.27" table:style-name="ce17">
            <text:p>122.193.607<text:s/></text:p>
          </table:table-cell>
          <table:table-cell office:value-type="float" office:value="2555153175.1500001" table:style-name="ce17">
            <text:p>2.555.153.175<text:s/></text:p>
          </table:table-cell>
          <table:table-cell office:value-type="float" office:value="72396608.920000002" table:style-name="ce17">
            <text:p>72.396.609<text:s/></text:p>
          </table:table-cell>
          <table:table-cell office:value-type="float" office:value="100722084.17" table:style-name="ce17">
            <text:p>100.722.084<text:s/></text:p>
          </table:table-cell>
          <table:table-cell office:value-type="float" office:value="28554060.379999999" table:style-name="ce17">
            <text:p>28.554.060<text:s/></text:p>
          </table:table-cell>
          <table:table-cell office:value-type="float" office:value="375577558.22000003" table:style-name="ce17">
            <text:p>375.577.558<text:s/></text:p>
          </table:table-cell>
          <table:table-cell office:value-type="float" office:value="37605292.270000003" table:style-name="ce17">
            <text:p>37.605.292<text:s/></text:p>
          </table:table-cell>
          <table:table-cell office:value-type="float" office:value="54358200.219999999" table:style-name="ce17">
            <text:p>54.358.200<text:s/></text:p>
          </table:table-cell>
          <table:table-cell office:value-type="float" office:value="64579250.039999999" table:style-name="ce17">
            <text:p>64.579.250<text:s/></text:p>
          </table:table-cell>
          <table:table-cell office:value-type="float" office:value="48684278.039999999" table:style-name="ce17">
            <text:p>48.684.278<text:s/></text:p>
          </table:table-cell>
          <table:table-cell office:value-type="float" office:value="121468782.66" table:style-name="ce17">
            <text:p>121.468.783<text:s/></text:p>
          </table:table-cell>
          <table:table-cell office:value-type="float" office:value="21891773.129999999" table:style-name="ce17">
            <text:p>21.891.773<text:s/></text:p>
          </table:table-cell>
          <table:table-cell office:value-type="float" office:value="271553777.02999997" table:style-name="ce17">
            <text:p>271.553.777<text:s/></text:p>
          </table:table-cell>
          <table:table-cell office:value-type="float" office:value="1036740942.29" table:style-name="ce17">
            <text:p>1.036.740.942<text:s/></text:p>
          </table:table-cell>
          <table:table-cell office:value-type="float" office:value="40019224.039999999" table:style-name="ce17">
            <text:p>40.019.224<text:s/></text:p>
          </table:table-cell>
          <table:table-cell office:value-type="float" office:value="16905744.469999999" table:style-name="ce17">
            <text:p>16.905.744<text:s/></text:p>
          </table:table-cell>
          <table:table-cell office:value-type="float" office:value="5322282.3600000003" table:style-name="ce17">
            <text:p>5.322.282<text:s/></text:p>
          </table:table-cell>
          <table:table-cell office:value-type="float" office:value="354579316.19999999" table:style-name="ce17">
            <text:p>354.579.316<text:s/></text:p>
          </table:table-cell>
          <table:table-cell office:value-type="float" office:value="178584884.84999999" table:style-name="ce17">
            <text:p>178.584.885<text:s/></text:p>
          </table:table-cell>
          <table:table-cell office:value-type="float" office:value="23578736.739999998" table:style-name="ce17">
            <text:p>23.578.737<text:s/></text:p>
          </table:table-cell>
          <table:table-cell office:value-type="float" office:value="2803421038.52" table:style-name="ce17">
            <text:p>2.803.421.039<text:s/></text:p>
          </table:table-cell>
          <table:table-cell office:value-type="float" office:value="10065620.5" table:style-name="ce17">
            <text:p>10.065.621<text:s/></text:p>
          </table:table-cell>
          <table:table-cell office:value-type="float" office:value="8591098434.6599998" table:style-name="ce18">
            <text:p>8.591.098.4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306801.51" table:style-name="ce17">
            <text:p>306.802<text:s/></text:p>
          </table:table-cell>
          <table:table-cell office:value-type="float" office:value="1979008.11" table:style-name="ce17">
            <text:p>1.979.008<text:s/></text:p>
          </table:table-cell>
          <table:table-cell office:value-type="float" office:value="5143318.3099999996" table:style-name="ce17">
            <text:p>5.143.318<text:s/></text:p>
          </table:table-cell>
          <table:table-cell office:value-type="float" office:value="96975.95" table:style-name="ce17">
            <text:p>96.976<text:s/></text:p>
          </table:table-cell>
          <table:table-cell office:value-type="float" office:value="14253942.369999999" table:style-name="ce17">
            <text:p>14.253.942<text:s/></text:p>
          </table:table-cell>
          <table:table-cell office:value-type="float" office:value="13695830.59" table:style-name="ce17">
            <text:p>13.695.831<text:s/></text:p>
          </table:table-cell>
          <table:table-cell office:value-type="float" office:value="512862251.33999997" table:style-name="ce17">
            <text:p>512.862.251<text:s/></text:p>
          </table:table-cell>
          <table:table-cell office:value-type="float" office:value="12761564.050000001" table:style-name="ce17">
            <text:p>12.761.564<text:s/></text:p>
          </table:table-cell>
          <table:table-cell office:value-type="float" office:value="11256900.92" table:style-name="ce17">
            <text:p>11.256.901<text:s/></text:p>
          </table:table-cell>
          <table:table-cell office:value-type="float" office:value="1605516.1" table:style-name="ce17">
            <text:p>1.605.516<text:s/></text:p>
          </table:table-cell>
          <table:table-cell office:value-type="float" office:value="83188605.299999997" table:style-name="ce17">
            <text:p>83.188.605<text:s/></text:p>
          </table:table-cell>
          <table:table-cell office:value-type="float" office:value="6618100.6399999997" table:style-name="ce17">
            <text:p>6.618.101<text:s/></text:p>
          </table:table-cell>
          <table:table-cell office:value-type="float" office:value="4821528" table:style-name="ce17">
            <text:p>4.821.528<text:s/></text:p>
          </table:table-cell>
          <table:table-cell office:value-type="float" office:value="5141103.42" table:style-name="ce17">
            <text:p>5.141.103<text:s/></text:p>
          </table:table-cell>
          <table:table-cell office:value-type="float" office:value="1488686.18" table:style-name="ce17">
            <text:p>1.488.686<text:s/></text:p>
          </table:table-cell>
          <table:table-cell office:value-type="float" office:value="17963578.07" table:style-name="ce17">
            <text:p>17.963.578<text:s/></text:p>
          </table:table-cell>
          <table:table-cell office:value-type="float" office:value="1962769.71" table:style-name="ce17">
            <text:p>1.962.770<text:s/></text:p>
          </table:table-cell>
          <table:table-cell office:value-type="float" office:value="59376245.840000004" table:style-name="ce17">
            <text:p>59.376.246<text:s/></text:p>
          </table:table-cell>
          <table:table-cell office:value-type="float" office:value="607945920.53999996" table:style-name="ce17">
            <text:p>607.945.921<text:s/></text:p>
          </table:table-cell>
          <table:table-cell office:value-type="float" office:value="6621643.3099999996" table:style-name="ce17">
            <text:p>6.621.643<text:s/></text:p>
          </table:table-cell>
          <table:table-cell office:value-type="float" office:value="2621154.63" table:style-name="ce17">
            <text:p>2.621.155<text:s/></text:p>
          </table:table-cell>
          <table:table-cell office:value-type="float" office:value="147869.29" table:style-name="ce17">
            <text:p>147.869<text:s/></text:p>
          </table:table-cell>
          <table:table-cell office:value-type="float" office:value="100961323.84" table:style-name="ce17">
            <text:p>100.961.324<text:s/></text:p>
          </table:table-cell>
          <table:table-cell office:value-type="float" office:value="41480514.299999997" table:style-name="ce17">
            <text:p>41.480.514<text:s/></text:p>
          </table:table-cell>
          <table:table-cell office:value-type="float" office:value="2240723.2999999998" table:style-name="ce17">
            <text:p>2.240.723<text:s/></text:p>
          </table:table-cell>
          <table:table-cell office:value-type="float" office:value="2003680253.95" table:style-name="ce17">
            <text:p>2.003.680.254<text:s/></text:p>
          </table:table-cell>
          <table:table-cell office:value-type="float" office:value="607133.44999999995" table:style-name="ce17">
            <text:p>607.133<text:s/></text:p>
          </table:table-cell>
          <table:table-cell office:value-type="float" office:value="3520829263.0199995" table:style-name="ce18">
            <text:p>3.520.829.2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7063.37" table:style-name="ce17">
            <text:p>7.063<text:s/></text:p>
          </table:table-cell>
          <table:table-cell office:value-type="float" office:value="149753.54" table:style-name="ce17">
            <text:p>149.754<text:s/></text:p>
          </table:table-cell>
          <table:table-cell office:value-type="float" office:value="23583887.609999999" table:style-name="ce17">
            <text:p>23.583.888<text:s/></text:p>
          </table:table-cell>
          <table:table-cell office:value-type="float" office:value="3355.44" table:style-name="ce17">
            <text:p>3.355<text:s/></text:p>
          </table:table-cell>
          <table:table-cell office:value-type="float" office:value="23100086.859999999" table:style-name="ce17">
            <text:p>23.100.087<text:s/></text:p>
          </table:table-cell>
          <table:table-cell office:value-type="float" office:value="10067998.689999999" table:style-name="ce17">
            <text:p>10.067.999<text:s/></text:p>
          </table:table-cell>
          <table:table-cell office:value-type="float" office:value="124791397.55000001" table:style-name="ce17">
            <text:p>124.791.398<text:s/></text:p>
          </table:table-cell>
          <table:table-cell office:value-type="float" office:value="10023531.76" table:style-name="ce17">
            <text:p>10.023.532<text:s/></text:p>
          </table:table-cell>
          <table:table-cell office:value-type="float" office:value="3849105" table:style-name="ce17">
            <text:p>3.849.105<text:s/></text:p>
          </table:table-cell>
          <table:table-cell office:value-type="float" office:value="452489.45" table:style-name="ce17">
            <text:p>452.489<text:s/></text:p>
          </table:table-cell>
          <table:table-cell office:value-type="float" office:value="40426482.280000001" table:style-name="ce17">
            <text:p>40.426.482<text:s/></text:p>
          </table:table-cell>
          <table:table-cell office:value-type="float" office:value="2864670.65" table:style-name="ce17">
            <text:p>2.864.671<text:s/></text:p>
          </table:table-cell>
          <table:table-cell office:value-type="float" office:value="1770246.19" table:style-name="ce17">
            <text:p>1.770.246<text:s/></text:p>
          </table:table-cell>
          <table:table-cell office:value-type="float" office:value="1592171.48" table:style-name="ce17">
            <text:p>1.592.171<text:s/></text:p>
          </table:table-cell>
          <table:table-cell office:value-type="float" office:value="235375.33" table:style-name="ce17">
            <text:p>235.375<text:s/></text:p>
          </table:table-cell>
          <table:table-cell office:value-type="float" office:value="3106513.65" table:style-name="ce17">
            <text:p>3.106.514<text:s/></text:p>
          </table:table-cell>
          <table:table-cell office:value-type="float" office:value="177293.48" table:style-name="ce17">
            <text:p>177.293<text:s/></text:p>
          </table:table-cell>
          <table:table-cell office:value-type="float" office:value="37219589.350000001" table:style-name="ce17">
            <text:p>37.219.589<text:s/></text:p>
          </table:table-cell>
          <table:table-cell office:value-type="float" office:value="373731410.29000002" table:style-name="ce17">
            <text:p>373.731.410<text:s/></text:p>
          </table:table-cell>
          <table:table-cell office:value-type="float" office:value="717464.49" table:style-name="ce17">
            <text:p>717.464<text:s/></text:p>
          </table:table-cell>
          <table:table-cell office:value-type="float" office:value="153626.07" table:style-name="ce17">
            <text:p>153.626<text:s/></text:p>
          </table:table-cell>
          <table:table-cell office:value-type="float" office:value="8278.91" table:style-name="ce17">
            <text:p>8.279<text:s/></text:p>
          </table:table-cell>
          <table:table-cell office:value-type="float" office:value="43351369.799999997" table:style-name="ce17">
            <text:p>43.351.370<text:s/></text:p>
          </table:table-cell>
          <table:table-cell office:value-type="float" office:value="9025829.3900000006" table:style-name="ce17">
            <text:p>9.025.829<text:s/></text:p>
          </table:table-cell>
          <table:table-cell office:value-type="float" office:value="516716.32" table:style-name="ce17">
            <text:p>516.716<text:s/></text:p>
          </table:table-cell>
          <table:table-cell office:value-type="float" office:value="1351646160.8699999" table:style-name="ce17">
            <text:p>1.351.646.161<text:s/></text:p>
          </table:table-cell>
          <table:table-cell office:value-type="float" office:value="238144.61" table:style-name="ce17">
            <text:p>238.145<text:s/></text:p>
          </table:table-cell>
          <table:table-cell office:value-type="float" office:value="2062810012.4299998" table:style-name="ce18">
            <text:p>2.062.810.0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185539.38" table:style-name="ce17">
            <text:p>185.539<text:s/></text:p>
          </table:table-cell>
          <table:table-cell office:value-type="float" office:value="1473827.27" table:style-name="ce17">
            <text:p>1.473.827<text:s/></text:p>
          </table:table-cell>
          <table:table-cell office:value-type="float" office:value="4415761.9800000004" table:style-name="ce17">
            <text:p>4.415.762<text:s/></text:p>
          </table:table-cell>
          <table:table-cell office:value-type="float" office:value="565262.92999999993" table:style-name="ce17">
            <text:p>565.263<text:s/></text:p>
          </table:table-cell>
          <table:table-cell office:value-type="float" office:value="12671976.139999999" table:style-name="ce17">
            <text:p>12.671.976<text:s/></text:p>
          </table:table-cell>
          <table:table-cell office:value-type="float" office:value="8858472.6600000001" table:style-name="ce17">
            <text:p>8.858.473<text:s/></text:p>
          </table:table-cell>
          <table:table-cell office:value-type="float" office:value="221595767.44000003" table:style-name="ce17">
            <text:p>221.595.767<text:s/></text:p>
          </table:table-cell>
          <table:table-cell office:value-type="float" office:value="7230012.3899999997" table:style-name="ce17">
            <text:p>7.230.012<text:s/></text:p>
          </table:table-cell>
          <table:table-cell office:value-type="float" office:value="6237458.209999999" table:style-name="ce17">
            <text:p>6.237.458<text:s/></text:p>
          </table:table-cell>
          <table:table-cell office:value-type="float" office:value="1994033.47" table:style-name="ce17">
            <text:p>1.994.033<text:s/></text:p>
          </table:table-cell>
          <table:table-cell office:value-type="float" office:value="43015678.340000004" table:style-name="ce17">
            <text:p>43.015.678<text:s/></text:p>
          </table:table-cell>
          <table:table-cell office:value-type="float" office:value="2494699.5900000003" table:style-name="ce17">
            <text:p>2.494.700<text:s/></text:p>
          </table:table-cell>
          <table:table-cell office:value-type="float" office:value="3039063.36" table:style-name="ce17">
            <text:p>3.039.063<text:s/></text:p>
          </table:table-cell>
          <table:table-cell office:value-type="float" office:value="3736564.97" table:style-name="ce17">
            <text:p>3.736.565<text:s/></text:p>
          </table:table-cell>
          <table:table-cell office:value-type="float" office:value="1377443.79" table:style-name="ce17">
            <text:p>1.377.444<text:s/></text:p>
          </table:table-cell>
          <table:table-cell office:value-type="float" office:value="8232748.5799999991" table:style-name="ce17">
            <text:p>8.232.749<text:s/></text:p>
          </table:table-cell>
          <table:table-cell office:value-type="float" office:value="1606588.06" table:style-name="ce17">
            <text:p>1.606.588<text:s/></text:p>
          </table:table-cell>
          <table:table-cell office:value-type="float" office:value="22350496.650000002" table:style-name="ce17">
            <text:p>22.350.497<text:s/></text:p>
          </table:table-cell>
          <table:table-cell office:value-type="float" office:value="87316884.950000003" table:style-name="ce17">
            <text:p>87.316.885<text:s/></text:p>
          </table:table-cell>
          <table:table-cell office:value-type="float" office:value="1849064.12" table:style-name="ce17">
            <text:p>1.849.064<text:s/></text:p>
          </table:table-cell>
          <table:table-cell office:value-type="float" office:value="825153.34" table:style-name="ce17">
            <text:p>825.153<text:s/></text:p>
          </table:table-cell>
          <table:table-cell office:value-type="float" office:value="243102.66999999998" table:style-name="ce17">
            <text:p>243.103<text:s/></text:p>
          </table:table-cell>
          <table:table-cell office:value-type="float" office:value="43000235.039999999" table:style-name="ce17">
            <text:p>43.000.235<text:s/></text:p>
          </table:table-cell>
          <table:table-cell office:value-type="float" office:value="18653850.27" table:style-name="ce17">
            <text:p>18.653.850<text:s/></text:p>
          </table:table-cell>
          <table:table-cell office:value-type="float" office:value="1829380.71" table:style-name="ce17">
            <text:p>1.829.381<text:s/></text:p>
          </table:table-cell>
          <table:table-cell office:value-type="float" office:value="424145860.22999996" table:style-name="ce17">
            <text:p>424.145.860<text:s/></text:p>
          </table:table-cell>
          <table:table-cell office:value-type="float" office:value="536521.43000000005" table:style-name="ce17">
            <text:p>536.521<text:s/></text:p>
          </table:table-cell>
          <table:table-cell office:value-type="float" office:value="929481447.96999991" table:style-name="ce18">
            <text:p>929.481.4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293299.62" table:style-name="ce17">
            <text:p>293.300<text:s/></text:p>
          </table:table-cell>
          <table:table-cell office:value-type="float" office:value="771445.43" table:style-name="ce17">
            <text:p>771.445<text:s/></text:p>
          </table:table-cell>
          <table:table-cell office:value-type="float" office:value="2043926.22" table:style-name="ce17">
            <text:p>2.043.926<text:s/></text:p>
          </table:table-cell>
          <table:table-cell office:value-type="float" office:value="251277.81" table:style-name="ce17">
            <text:p>251.278<text:s/></text:p>
          </table:table-cell>
          <table:table-cell office:value-type="float" office:value="5186232.71" table:style-name="ce17">
            <text:p>5.186.233<text:s/></text:p>
          </table:table-cell>
          <table:table-cell office:value-type="float" office:value="3937857.07" table:style-name="ce17">
            <text:p>3.937.857<text:s/></text:p>
          </table:table-cell>
          <table:table-cell office:value-type="float" office:value="503257327.47000003" table:style-name="ce17">
            <text:p>503.257.327<text:s/></text:p>
          </table:table-cell>
          <table:table-cell office:value-type="float" office:value="13830089.050000001" table:style-name="ce17">
            <text:p>13.830.089<text:s/></text:p>
          </table:table-cell>
          <table:table-cell office:value-type="float" office:value="7407701.2999999998" table:style-name="ce17">
            <text:p>7.407.701<text:s/></text:p>
          </table:table-cell>
          <table:table-cell office:value-type="float" office:value="410365.7" table:style-name="ce17">
            <text:p>410.366<text:s/></text:p>
          </table:table-cell>
          <table:table-cell office:value-type="float" office:value="95705610.340000004" table:style-name="ce17">
            <text:p>95.705.610<text:s/></text:p>
          </table:table-cell>
          <table:table-cell office:value-type="float" office:value="3322702.61" table:style-name="ce17">
            <text:p>3.322.703<text:s/></text:p>
          </table:table-cell>
          <table:table-cell office:value-type="float" office:value="8861633.8499999996" table:style-name="ce17">
            <text:p>8.861.634<text:s/></text:p>
          </table:table-cell>
          <table:table-cell office:value-type="float" office:value="10510808.720000001" table:style-name="ce17">
            <text:p>10.510.809<text:s/></text:p>
          </table:table-cell>
          <table:table-cell office:value-type="float" office:value="1637216.88" table:style-name="ce17">
            <text:p>1.637.217<text:s/></text:p>
          </table:table-cell>
          <table:table-cell office:value-type="float" office:value="11916251.42" table:style-name="ce17">
            <text:p>11.916.251<text:s/></text:p>
          </table:table-cell>
          <table:table-cell office:value-type="float" office:value="296137.65999999997" table:style-name="ce17">
            <text:p>296.138<text:s/></text:p>
          </table:table-cell>
          <table:table-cell office:value-type="float" office:value="47451121.789999999" table:style-name="ce17">
            <text:p>47.451.122<text:s/></text:p>
          </table:table-cell>
          <table:table-cell office:value-type="float" office:value="145897786.13999999" table:style-name="ce17">
            <text:p>145.897.786<text:s/></text:p>
          </table:table-cell>
          <table:table-cell office:value-type="float" office:value="1883384.68" table:style-name="ce17">
            <text:p>1.883.385<text:s/></text:p>
          </table:table-cell>
          <table:table-cell office:value-type="float" office:value="5354055.7300000004" table:style-name="ce17">
            <text:p>5.354.056<text:s/></text:p>
          </table:table-cell>
          <table:table-cell office:value-type="float" office:value="69176.03" table:style-name="ce17">
            <text:p>69.176<text:s/></text:p>
          </table:table-cell>
          <table:table-cell office:value-type="float" office:value="90159614.680000007" table:style-name="ce17">
            <text:p>90.159.615<text:s/></text:p>
          </table:table-cell>
          <table:table-cell office:value-type="float" office:value="22549798.66" table:style-name="ce17">
            <text:p>22.549.799<text:s/></text:p>
          </table:table-cell>
          <table:table-cell office:value-type="float" office:value="3179497.79" table:style-name="ce17">
            <text:p>3.179.498<text:s/></text:p>
          </table:table-cell>
          <table:table-cell office:value-type="float" office:value="1988614479.4300001" table:style-name="ce17">
            <text:p>1.988.614.479<text:s/></text:p>
          </table:table-cell>
          <table:table-cell office:value-type="float" office:value="165010.31" table:style-name="ce17">
            <text:p>165.010<text:s/></text:p>
          </table:table-cell>
          <table:table-cell office:value-type="float" office:value="2974963809.0999999" table:style-name="ce18">
            <text:p>2.974.963.8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7836.25" table:style-name="ce17">
            <text:p>17.836<text:s/></text:p>
          </table:table-cell>
          <table:table-cell office:value-type="float" office:value="60282.66" table:style-name="ce17">
            <text:p>60.283<text:s/></text:p>
          </table:table-cell>
          <table:table-cell office:value-type="float" office:value="56050.63" table:style-name="ce17">
            <text:p>56.051<text:s/></text:p>
          </table:table-cell>
          <table:table-cell office:value-type="float" office:value="13709.78" table:style-name="ce17">
            <text:p>13.710<text:s/></text:p>
          </table:table-cell>
          <table:table-cell office:value-type="float" office:value="446284.12" table:style-name="ce17">
            <text:p>446.284<text:s/></text:p>
          </table:table-cell>
          <table:table-cell office:value-type="float" office:value="121044" table:style-name="ce17">
            <text:p>121.044<text:s/></text:p>
          </table:table-cell>
          <table:table-cell office:value-type="float" office:value="43823.67" table:style-name="ce17">
            <text:p>43.824<text:s/></text:p>
          </table:table-cell>
          <table:table-cell office:value-type="float" office:value="56375.02" table:style-name="ce17">
            <text:p>56.375<text:s/></text:p>
          </table:table-cell>
          <table:table-cell office:value-type="float" office:value="771013.07" table:style-name="ce17">
            <text:p>771.013<text:s/></text:p>
          </table:table-cell>
          <table:table-cell office:value-type="float" office:value="154081.01" table:style-name="ce17">
            <text:p>154.081<text:s/></text:p>
          </table:table-cell>
          <table:table-cell office:value-type="float" office:value="2104847.21" table:style-name="ce17">
            <text:p>2.104.847<text:s/></text:p>
          </table:table-cell>
          <table:table-cell office:value-type="float" office:value="1006078.07" table:style-name="ce17">
            <text:p>1.006.078<text:s/></text:p>
          </table:table-cell>
          <table:table-cell office:value-type="float" office:value="1074780.98" table:style-name="ce17">
            <text:p>1.074.781<text:s/></text:p>
          </table:table-cell>
          <table:table-cell office:value-type="float" office:value="669813.4" table:style-name="ce17">
            <text:p>669.813<text:s/></text:p>
          </table:table-cell>
          <table:table-cell office:value-type="float" office:value="60470.69" table:style-name="ce17">
            <text:p>60.471<text:s/></text:p>
          </table:table-cell>
          <table:table-cell office:value-type="float" office:value="123087.37" table:style-name="ce17">
            <text:p>123.087<text:s/></text:p>
          </table:table-cell>
          <table:table-cell office:value-type="float" office:value="387136.47" table:style-name="ce17">
            <text:p>387.136<text:s/></text:p>
          </table:table-cell>
          <table:table-cell office:value-type="float" office:value="1339817.32" table:style-name="ce17">
            <text:p>1.339.817<text:s/></text:p>
          </table:table-cell>
          <table:table-cell office:value-type="float" office:value="386503.64" table:style-name="ce17">
            <text:p>386.504<text:s/></text:p>
          </table:table-cell>
          <table:table-cell office:value-type="float" office:value="58005.17" table:style-name="ce17">
            <text:p>58.005<text:s/></text:p>
          </table:table-cell>
          <table:table-cell office:value-type="float" office:value="50983.99" table:style-name="ce17">
            <text:p>50.984<text:s/></text:p>
          </table:table-cell>
          <table:table-cell office:value-type="float" office:value="88248.68" table:style-name="ce17">
            <text:p>88.249<text:s/></text:p>
          </table:table-cell>
          <table:table-cell office:value-type="float" office:value="1018471.67" table:style-name="ce17">
            <text:p>1.018.472<text:s/></text:p>
          </table:table-cell>
          <table:table-cell office:value-type="float" office:value="248258.52" table:style-name="ce17">
            <text:p>248.259<text:s/></text:p>
          </table:table-cell>
          <table:table-cell office:value-type="float" office:value="26931" table:style-name="ce17">
            <text:p>26.931<text:s/></text:p>
          </table:table-cell>
          <table:table-cell office:value-type="float" office:value="1619578.52" table:style-name="ce17">
            <text:p>1.619.579<text:s/></text:p>
          </table:table-cell>
          <table:table-cell office:value-type="float" office:value="221322.05" table:style-name="ce17">
            <text:p>221.322<text:s/></text:p>
          </table:table-cell>
          <table:table-cell office:value-type="float" office:value="12224834.960000001" table:style-name="ce18">
            <text:p>12.224.8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1039920.83" table:style-name="ce17">
            <text:p>11.039.921<text:s/></text:p>
          </table:table-cell>
          <table:table-cell office:value-type="float" office:value="45188281.719999999" table:style-name="ce17">
            <text:p>45.188.282<text:s/></text:p>
          </table:table-cell>
          <table:table-cell office:value-type="float" office:value="306671114.41000003" table:style-name="ce17">
            <text:p>306.671.114<text:s/></text:p>
          </table:table-cell>
          <table:table-cell office:value-type="float" office:value="23158762.030000001" table:style-name="ce17">
            <text:p>23.158.762<text:s/></text:p>
          </table:table-cell>
          <table:table-cell office:value-type="float" office:value="397116769.02999997" table:style-name="ce17">
            <text:p>397.116.769<text:s/></text:p>
          </table:table-cell>
          <table:table-cell office:value-type="float" office:value="264719881.78999999" table:style-name="ce17">
            <text:p>264.719.882<text:s/></text:p>
          </table:table-cell>
          <table:table-cell office:value-type="float" office:value="827793956.63" table:style-name="ce17">
            <text:p>827.793.957<text:s/></text:p>
          </table:table-cell>
          <table:table-cell office:value-type="float" office:value="260211867.78" table:style-name="ce17">
            <text:p>260.211.868<text:s/></text:p>
          </table:table-cell>
          <table:table-cell office:value-type="float" office:value="208586784.53999999" table:style-name="ce17">
            <text:p>208.586.785<text:s/></text:p>
          </table:table-cell>
          <table:table-cell office:value-type="float" office:value="194908709.19" table:style-name="ce17">
            <text:p>194.908.709<text:s/></text:p>
          </table:table-cell>
          <table:table-cell office:value-type="float" office:value="790569061.41999996" table:style-name="ce17">
            <text:p>790.569.061<text:s/></text:p>
          </table:table-cell>
          <table:table-cell office:value-type="float" office:value="71931771.879999995" table:style-name="ce17">
            <text:p>71.931.772<text:s/></text:p>
          </table:table-cell>
          <table:table-cell office:value-type="float" office:value="110183758.72" table:style-name="ce17">
            <text:p>110.183.759<text:s/></text:p>
          </table:table-cell>
          <table:table-cell office:value-type="float" office:value="111863524.59" table:style-name="ce17">
            <text:p>111.863.525<text:s/></text:p>
          </table:table-cell>
          <table:table-cell office:value-type="float" office:value="61627165.109999999" table:style-name="ce17">
            <text:p>61.627.165<text:s/></text:p>
          </table:table-cell>
          <table:table-cell office:value-type="float" office:value="372530938.42000002" table:style-name="ce17">
            <text:p>372.530.938<text:s/></text:p>
          </table:table-cell>
          <table:table-cell office:value-type="float" office:value="32850510.140000001" table:style-name="ce17">
            <text:p>32.850.510<text:s/></text:p>
          </table:table-cell>
          <table:table-cell office:value-type="float" office:value="976329198.45000005" table:style-name="ce17">
            <text:p>976.329.198<text:s/></text:p>
          </table:table-cell>
          <table:table-cell office:value-type="float" office:value="3063086147.5300002" table:style-name="ce17">
            <text:p>3.063.086.148<text:s/></text:p>
          </table:table-cell>
          <table:table-cell office:value-type="float" office:value="63053188.090000004" table:style-name="ce17">
            <text:p>63.053.188<text:s/></text:p>
          </table:table-cell>
          <table:table-cell office:value-type="float" office:value="32032430.960000001" table:style-name="ce17">
            <text:p>32.032.431<text:s/></text:p>
          </table:table-cell>
          <table:table-cell office:value-type="float" office:value="7619158" table:style-name="ce17">
            <text:p>7.619.158<text:s/></text:p>
          </table:table-cell>
          <table:table-cell office:value-type="float" office:value="859706106.60000002" table:style-name="ce17">
            <text:p>859.706.107<text:s/></text:p>
          </table:table-cell>
          <table:table-cell office:value-type="float" office:value="794793522.11000001" table:style-name="ce17">
            <text:p>794.793.522<text:s/></text:p>
          </table:table-cell>
          <table:table-cell office:value-type="float" office:value="38502845.450000003" table:style-name="ce17">
            <text:p>38.502.845<text:s/></text:p>
          </table:table-cell>
          <table:table-cell office:value-type="float" office:value="7058188956.5799999" table:style-name="ce17">
            <text:p>7.058.188.957<text:s/></text:p>
          </table:table-cell>
          <table:table-cell office:value-type="float" office:value="22062532.050000001" table:style-name="ce17">
            <text:p>22.062.532<text:s/></text:p>
          </table:table-cell>
          <table:table-cell office:value-type="float" office:value="17006326864.050001" table:style-name="ce18">
            <text:p>17.006.326.8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543.67" table:style-name="ce17">
            <text:p>7.544<text:s/></text:p>
          </table:table-cell>
          <table:table-cell office:value-type="float" office:value="55546.17" table:style-name="ce17">
            <text:p>55.546<text:s/></text:p>
          </table:table-cell>
          <table:table-cell office:value-type="float" office:value="140767.57999999999" table:style-name="ce17">
            <text:p>140.768<text:s/></text:p>
          </table:table-cell>
          <table:table-cell office:value-type="float" office:value="23472.69" table:style-name="ce17">
            <text:p>23.473<text:s/></text:p>
          </table:table-cell>
          <table:table-cell office:value-type="float" office:value="1447069.17" table:style-name="ce17">
            <text:p>1.447.069<text:s/></text:p>
          </table:table-cell>
          <table:table-cell office:value-type="float" office:value="18665019.469999999" table:style-name="ce17">
            <text:p>18.665.019<text:s/></text:p>
          </table:table-cell>
          <table:table-cell office:value-type="float" office:value="441037023.10000002" table:style-name="ce17">
            <text:p>441.037.023<text:s/></text:p>
          </table:table-cell>
          <table:table-cell office:value-type="float" office:value="6033005.6200000001" table:style-name="ce17">
            <text:p>6.033.006<text:s/></text:p>
          </table:table-cell>
          <table:table-cell office:value-type="float" office:value="346277.43" table:style-name="ce17">
            <text:p>346.277<text:s/></text:p>
          </table:table-cell>
          <table:table-cell office:value-type="float" office:value="25222.25" table:style-name="ce17">
            <text:p>25.222<text:s/></text:p>
          </table:table-cell>
          <table:table-cell office:value-type="float" office:value="26824084.800000001" table:style-name="ce17">
            <text:p>26.824.085<text:s/></text:p>
          </table:table-cell>
          <table:table-cell office:value-type="float" office:value="25257.4" table:style-name="ce17">
            <text:p>25.257<text:s/></text:p>
          </table:table-cell>
          <table:table-cell office:value-type="float" office:value="156716.35" table:style-name="ce17">
            <text:p>156.716<text:s/></text:p>
          </table:table-cell>
          <table:table-cell office:value-type="float" office:value="11306699.43" table:style-name="ce17">
            <text:p>11.306.699<text:s/></text:p>
          </table:table-cell>
          <table:table-cell office:value-type="float" office:value="32059.18" table:style-name="ce17">
            <text:p>32.059<text:s/></text:p>
          </table:table-cell>
          <table:table-cell office:value-type="float" office:value="7931625.9299999997" table:style-name="ce17">
            <text:p>7.931.626<text:s/></text:p>
          </table:table-cell>
          <table:table-cell office:value-type="float" office:value="32491.26" table:style-name="ce17">
            <text:p>32.491<text:s/></text:p>
          </table:table-cell>
          <table:table-cell office:value-type="float" office:value="10014856.859999999" table:style-name="ce17">
            <text:p>10.014.857<text:s/></text:p>
          </table:table-cell>
          <table:table-cell office:value-type="float" office:value="106557634.86" table:style-name="ce17">
            <text:p>106.557.635<text:s/></text:p>
          </table:table-cell>
          <table:table-cell office:value-type="float" office:value="106666.39" table:style-name="ce17">
            <text:p>106.666<text:s/></text:p>
          </table:table-cell>
          <table:table-cell office:value-type="float" office:value="82573.19" table:style-name="ce17">
            <text:p>82.573<text:s/></text:p>
          </table:table-cell>
          <table:table-cell office:value-type="float" office:value="6407.94" table:style-name="ce17">
            <text:p>6.408<text:s/></text:p>
          </table:table-cell>
          <table:table-cell office:value-type="float" office:value="36791537.640000001" table:style-name="ce17">
            <text:p>36.791.538<text:s/></text:p>
          </table:table-cell>
          <table:table-cell office:value-type="float" office:value="1434374.82" table:style-name="ce17">
            <text:p>1.434.375<text:s/></text:p>
          </table:table-cell>
          <table:table-cell office:value-type="float" office:value="1871741.06" table:style-name="ce17">
            <text:p>1.871.741<text:s/></text:p>
          </table:table-cell>
          <table:table-cell office:value-type="float" office:value="850521680.30999994" table:style-name="ce17">
            <text:p>850.521.680<text:s/></text:p>
          </table:table-cell>
          <table:table-cell office:value-type="float" office:value="12927.55" table:style-name="ce17">
            <text:p>12.928<text:s/></text:p>
          </table:table-cell>
          <table:table-cell office:value-type="float" office:value="1521490282.1200001" table:style-name="ce18">
            <text:p>1.521.490.2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1032377.16" table:style-name="ce17">
            <text:p>11.032.377<text:s/></text:p>
          </table:table-cell>
          <table:table-cell office:value-type="float" office:value="45132735.549999997" table:style-name="ce17">
            <text:p>45.132.736<text:s/></text:p>
          </table:table-cell>
          <table:table-cell office:value-type="float" office:value="306530346.82999998" table:style-name="ce17">
            <text:p>306.530.347<text:s/></text:p>
          </table:table-cell>
          <table:table-cell office:value-type="float" office:value="23135289.340000004" table:style-name="ce17">
            <text:p>23.135.289<text:s/></text:p>
          </table:table-cell>
          <table:table-cell office:value-type="float" office:value="395669699.86000001" table:style-name="ce17">
            <text:p>395.669.700<text:s/></text:p>
          </table:table-cell>
          <table:table-cell office:value-type="float" office:value="246054862.31999999" table:style-name="ce17">
            <text:p>246.054.862<text:s/></text:p>
          </table:table-cell>
          <table:table-cell office:value-type="float" office:value="386756933.52999997" table:style-name="ce17">
            <text:p>386.756.934<text:s/></text:p>
          </table:table-cell>
          <table:table-cell office:value-type="float" office:value="254178862.15999997" table:style-name="ce17">
            <text:p>254.178.862<text:s/></text:p>
          </table:table-cell>
          <table:table-cell office:value-type="float" office:value="208240507.11000001" table:style-name="ce17">
            <text:p>208.240.507<text:s/></text:p>
          </table:table-cell>
          <table:table-cell office:value-type="float" office:value="194883486.94" table:style-name="ce17">
            <text:p>194.883.487<text:s/></text:p>
          </table:table-cell>
          <table:table-cell office:value-type="float" office:value="763744976.61999989" table:style-name="ce17">
            <text:p>763.744.977<text:s/></text:p>
          </table:table-cell>
          <table:table-cell office:value-type="float" office:value="71906514.480000004" table:style-name="ce17">
            <text:p>71.906.514<text:s/></text:p>
          </table:table-cell>
          <table:table-cell office:value-type="float" office:value="110027042.37" table:style-name="ce17">
            <text:p>110.027.042<text:s/></text:p>
          </table:table-cell>
          <table:table-cell office:value-type="float" office:value="100556825.16" table:style-name="ce17">
            <text:p>100.556.825<text:s/></text:p>
          </table:table-cell>
          <table:table-cell office:value-type="float" office:value="61595105.93" table:style-name="ce17">
            <text:p>61.595.106<text:s/></text:p>
          </table:table-cell>
          <table:table-cell office:value-type="float" office:value="364599312.48999995" table:style-name="ce17">
            <text:p>364.599.312<text:s/></text:p>
          </table:table-cell>
          <table:table-cell office:value-type="float" office:value="32818018.880000003" table:style-name="ce17">
            <text:p>32.818.019<text:s/></text:p>
          </table:table-cell>
          <table:table-cell office:value-type="float" office:value="966314341.59000003" table:style-name="ce17">
            <text:p>966.314.342<text:s/></text:p>
          </table:table-cell>
          <table:table-cell office:value-type="float" office:value="2956528512.6699996" table:style-name="ce17">
            <text:p>2.956.528.513<text:s/></text:p>
          </table:table-cell>
          <table:table-cell office:value-type="float" office:value="62946521.699999988" table:style-name="ce17">
            <text:p>62.946.522<text:s/></text:p>
          </table:table-cell>
          <table:table-cell office:value-type="float" office:value="31949857.770000003" table:style-name="ce17">
            <text:p>31.949.858<text:s/></text:p>
          </table:table-cell>
          <table:table-cell office:value-type="float" office:value="7612750.0599999996" table:style-name="ce17">
            <text:p>7.612.750<text:s/></text:p>
          </table:table-cell>
          <table:table-cell office:value-type="float" office:value="822914568.95999992" table:style-name="ce17">
            <text:p>822.914.569<text:s/></text:p>
          </table:table-cell>
          <table:table-cell office:value-type="float" office:value="793359147.29000008" table:style-name="ce17">
            <text:p>793.359.147<text:s/></text:p>
          </table:table-cell>
          <table:table-cell office:value-type="float" office:value="36631104.389999993" table:style-name="ce17">
            <text:p>36.631.104<text:s/></text:p>
          </table:table-cell>
          <table:table-cell office:value-type="float" office:value="6207667276.2700005" table:style-name="ce17">
            <text:p>6.207.667.276<text:s/></text:p>
          </table:table-cell>
          <table:table-cell office:value-type="float" office:value="22049604.5" table:style-name="ce17">
            <text:p>22.049.605<text:s/></text:p>
          </table:table-cell>
          <table:table-cell office:value-type="float" office:value="15484836581.93" table:style-name="ce18">
            <text:p>15.484.836.5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742009.27" table:style-name="ce17">
            <text:p>3.742.009<text:s/></text:p>
          </table:table-cell>
          <table:table-cell office:value-type="float" office:value="15963835.779999999" table:style-name="ce17">
            <text:p>15.963.836<text:s/></text:p>
          </table:table-cell>
          <table:table-cell office:value-type="float" office:value="77870166.140000001" table:style-name="ce17">
            <text:p>77.870.166<text:s/></text:p>
          </table:table-cell>
          <table:table-cell office:value-type="float" office:value="6834047.7699999996" table:style-name="ce17">
            <text:p>6.834.048<text:s/></text:p>
          </table:table-cell>
          <table:table-cell office:value-type="float" office:value="121430040.14" table:style-name="ce17">
            <text:p>121.430.040<text:s/></text:p>
          </table:table-cell>
          <table:table-cell office:value-type="float" office:value="76918716.359999999" table:style-name="ce17">
            <text:p>76.918.716<text:s/></text:p>
          </table:table-cell>
          <table:table-cell office:value-type="float" office:value="348769820.96000004" table:style-name="ce17">
            <text:p>348.769.821<text:s/></text:p>
          </table:table-cell>
          <table:table-cell office:value-type="float" office:value="76044061.480000004" table:style-name="ce17">
            <text:p>76.044.061<text:s/></text:p>
          </table:table-cell>
          <table:table-cell office:value-type="float" office:value="73351722.159999996" table:style-name="ce17">
            <text:p>73.351.722<text:s/></text:p>
          </table:table-cell>
          <table:table-cell office:value-type="float" office:value="53565019.880000003" table:style-name="ce17">
            <text:p>53.565.020<text:s/></text:p>
          </table:table-cell>
          <table:table-cell office:value-type="float" office:value="251112257.47999999" table:style-name="ce17">
            <text:p>251.112.257<text:s/></text:p>
          </table:table-cell>
          <table:table-cell office:value-type="float" office:value="26941397.899999999" table:style-name="ce17">
            <text:p>26.941.398<text:s/></text:p>
          </table:table-cell>
          <table:table-cell office:value-type="float" office:value="42658795.549999997" table:style-name="ce17">
            <text:p>42.658.796<text:s/></text:p>
          </table:table-cell>
          <table:table-cell office:value-type="float" office:value="43042248.979999997" table:style-name="ce17">
            <text:p>43.042.249<text:s/></text:p>
          </table:table-cell>
          <table:table-cell office:value-type="float" office:value="21034157.579999998" table:style-name="ce17">
            <text:p>21.034.158<text:s/></text:p>
          </table:table-cell>
          <table:table-cell office:value-type="float" office:value="101501268.58" table:style-name="ce17">
            <text:p>101.501.269<text:s/></text:p>
          </table:table-cell>
          <table:table-cell office:value-type="float" office:value="16262454.17" table:style-name="ce17">
            <text:p>16.262.454<text:s/></text:p>
          </table:table-cell>
          <table:table-cell office:value-type="float" office:value="257321412.84999999" table:style-name="ce17">
            <text:p>257.321.413<text:s/></text:p>
          </table:table-cell>
          <table:table-cell office:value-type="float" office:value="709791261.82000005" table:style-name="ce17">
            <text:p>709.791.262<text:s/></text:p>
          </table:table-cell>
          <table:table-cell office:value-type="float" office:value="26199948.449999999" table:style-name="ce17">
            <text:p>26.199.948<text:s/></text:p>
          </table:table-cell>
          <table:table-cell office:value-type="float" office:value="13706396.52" table:style-name="ce17">
            <text:p>13.706.397<text:s/></text:p>
          </table:table-cell>
          <table:table-cell office:value-type="float" office:value="4792426.3" table:style-name="ce17">
            <text:p>4.792.426<text:s/></text:p>
          </table:table-cell>
          <table:table-cell office:value-type="float" office:value="237129817.13" table:style-name="ce17">
            <text:p>237.129.817<text:s/></text:p>
          </table:table-cell>
          <table:table-cell office:value-type="float" office:value="205190097.78999999" table:style-name="ce17">
            <text:p>205.190.098<text:s/></text:p>
          </table:table-cell>
          <table:table-cell office:value-type="float" office:value="14245491.77" table:style-name="ce17">
            <text:p>14.245.492<text:s/></text:p>
          </table:table-cell>
          <table:table-cell office:value-type="float" office:value="1728145980.55" table:style-name="ce17">
            <text:p>1.728.145.981<text:s/></text:p>
          </table:table-cell>
          <table:table-cell office:value-type="float" office:value="10865566.439999999" table:style-name="ce17">
            <text:p>10.865.566<text:s/></text:p>
          </table:table-cell>
          <table:table-cell office:value-type="float" office:value="4564430419.7999992" table:style-name="ce18">
            <text:p>4.564.430.4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225.8399999999999" table:style-name="ce17">
            <text:p>1.226<text:s/></text:p>
          </table:table-cell>
          <table:table-cell office:value-type="float" office:value="9095.0400000000009" table:style-name="ce17">
            <text:p>9.095<text:s/></text:p>
          </table:table-cell>
          <table:table-cell office:value-type="float" office:value="23011.96" table:style-name="ce17">
            <text:p>23.012<text:s/></text:p>
          </table:table-cell>
          <table:table-cell office:value-type="float" office:value="3806.32" table:style-name="ce17">
            <text:p>3.806<text:s/></text:p>
          </table:table-cell>
          <table:table-cell office:value-type="float" office:value="236446.63" table:style-name="ce17">
            <text:p>236.447<text:s/></text:p>
          </table:table-cell>
          <table:table-cell office:value-type="float" office:value="3039813.21" table:style-name="ce17">
            <text:p>3.039.813<text:s/></text:p>
          </table:table-cell>
          <table:table-cell office:value-type="float" office:value="73878095.900000006" table:style-name="ce17">
            <text:p>73.878.096<text:s/></text:p>
          </table:table-cell>
          <table:table-cell office:value-type="float" office:value="1004189.97" table:style-name="ce17">
            <text:p>1.004.190<text:s/></text:p>
          </table:table-cell>
          <table:table-cell office:value-type="float" office:value="55485.3" table:style-name="ce17">
            <text:p>55.485<text:s/></text:p>
          </table:table-cell>
          <table:table-cell office:value-type="float" office:value="3994.63" table:style-name="ce17">
            <text:p>3.995<text:s/></text:p>
          </table:table-cell>
          <table:table-cell office:value-type="float" office:value="4239248.12" table:style-name="ce17">
            <text:p>4.239.248<text:s/></text:p>
          </table:table-cell>
          <table:table-cell office:value-type="float" office:value="4109.25" table:style-name="ce17">
            <text:p>4.109<text:s/></text:p>
          </table:table-cell>
          <table:table-cell office:value-type="float" office:value="26722.26" table:style-name="ce17">
            <text:p>26.722<text:s/></text:p>
          </table:table-cell>
          <table:table-cell office:value-type="float" office:value="1836274.89" table:style-name="ce17">
            <text:p>1.836.275<text:s/></text:p>
          </table:table-cell>
          <table:table-cell office:value-type="float" office:value="5495.3" table:style-name="ce17">
            <text:p>5.495<text:s/></text:p>
          </table:table-cell>
          <table:table-cell office:value-type="float" office:value="1292482.77" table:style-name="ce17">
            <text:p>1.292.483<text:s/></text:p>
          </table:table-cell>
          <table:table-cell office:value-type="float" office:value="6241.84" table:style-name="ce17">
            <text:p>6.242<text:s/></text:p>
          </table:table-cell>
          <table:table-cell office:value-type="float" office:value="1577660.22" table:style-name="ce17">
            <text:p>1.577.660<text:s/></text:p>
          </table:table-cell>
          <table:table-cell office:value-type="float" office:value="17461589.140000001" table:style-name="ce17">
            <text:p>17.461.589<text:s/></text:p>
          </table:table-cell>
          <table:table-cell office:value-type="float" office:value="17347.71" table:style-name="ce17">
            <text:p>17.348<text:s/></text:p>
          </table:table-cell>
          <table:table-cell office:value-type="float" office:value="13122.28" table:style-name="ce17">
            <text:p>13.122<text:s/></text:p>
          </table:table-cell>
          <table:table-cell office:value-type="float" office:value="844.31" table:style-name="ce17">
            <text:p>844<text:s/></text:p>
          </table:table-cell>
          <table:table-cell office:value-type="float" office:value="6195914.1799999997" table:style-name="ce17">
            <text:p>6.195.914<text:s/></text:p>
          </table:table-cell>
          <table:table-cell office:value-type="float" office:value="242729.75" table:style-name="ce17">
            <text:p>242.730<text:s/></text:p>
          </table:table-cell>
          <table:table-cell office:value-type="float" office:value="320811.59999999998" table:style-name="ce17">
            <text:p>320.812<text:s/></text:p>
          </table:table-cell>
          <table:table-cell office:value-type="float" office:value="128292085.81999999" table:style-name="ce17">
            <text:p>128.292.086<text:s/></text:p>
          </table:table-cell>
          <table:table-cell office:value-type="float" office:value="2184.73" table:style-name="ce17">
            <text:p>2.185<text:s/></text:p>
          </table:table-cell>
          <table:table-cell office:value-type="float" office:value="239790028.96999997" table:style-name="ce18">
            <text:p>239.790.0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740783.4299999997" table:style-name="ce17">
            <text:p>3.740.783<text:s/></text:p>
          </table:table-cell>
          <table:table-cell office:value-type="float" office:value="15954740.74" table:style-name="ce17">
            <text:p>15.954.741<text:s/></text:p>
          </table:table-cell>
          <table:table-cell office:value-type="float" office:value="77847154.179999992" table:style-name="ce17">
            <text:p>77.847.154<text:s/></text:p>
          </table:table-cell>
          <table:table-cell office:value-type="float" office:value="6830241.4500000002" table:style-name="ce17">
            <text:p>6.830.241<text:s/></text:p>
          </table:table-cell>
          <table:table-cell office:value-type="float" office:value="121193593.51000001" table:style-name="ce17">
            <text:p>121.193.594<text:s/></text:p>
          </table:table-cell>
          <table:table-cell office:value-type="float" office:value="73878903.150000006" table:style-name="ce17">
            <text:p>73.878.903<text:s/></text:p>
          </table:table-cell>
          <table:table-cell office:value-type="float" office:value="274891725.06" table:style-name="ce17">
            <text:p>274.891.725<text:s/></text:p>
          </table:table-cell>
          <table:table-cell office:value-type="float" office:value="75039871.50999999" table:style-name="ce17">
            <text:p>75.039.872<text:s/></text:p>
          </table:table-cell>
          <table:table-cell office:value-type="float" office:value="73296236.859999999" table:style-name="ce17">
            <text:p>73.296.237<text:s/></text:p>
          </table:table-cell>
          <table:table-cell office:value-type="float" office:value="53561025.25" table:style-name="ce17">
            <text:p>53.561.025<text:s/></text:p>
          </table:table-cell>
          <table:table-cell office:value-type="float" office:value="246873009.35999998" table:style-name="ce17">
            <text:p>246.873.009<text:s/></text:p>
          </table:table-cell>
          <table:table-cell office:value-type="float" office:value="26937288.650000002" table:style-name="ce17">
            <text:p>26.937.289<text:s/></text:p>
          </table:table-cell>
          <table:table-cell office:value-type="float" office:value="42632073.289999999" table:style-name="ce17">
            <text:p>42.632.073<text:s/></text:p>
          </table:table-cell>
          <table:table-cell office:value-type="float" office:value="41205974.090000004" table:style-name="ce17">
            <text:p>41.205.974<text:s/></text:p>
          </table:table-cell>
          <table:table-cell office:value-type="float" office:value="21028662.280000001" table:style-name="ce17">
            <text:p>21.028.662<text:s/></text:p>
          </table:table-cell>
          <table:table-cell office:value-type="float" office:value="100208785.81" table:style-name="ce17">
            <text:p>100.208.786<text:s/></text:p>
          </table:table-cell>
          <table:table-cell office:value-type="float" office:value="16256212.329999998" table:style-name="ce17">
            <text:p>16.256.212<text:s/></text:p>
          </table:table-cell>
          <table:table-cell office:value-type="float" office:value="255743752.62999997" table:style-name="ce17">
            <text:p>255.743.753<text:s/></text:p>
          </table:table-cell>
          <table:table-cell office:value-type="float" office:value="692329672.68000007" table:style-name="ce17">
            <text:p>692.329.673<text:s/></text:p>
          </table:table-cell>
          <table:table-cell office:value-type="float" office:value="26182600.739999998" table:style-name="ce17">
            <text:p>26.182.601<text:s/></text:p>
          </table:table-cell>
          <table:table-cell office:value-type="float" office:value="13693274.24" table:style-name="ce17">
            <text:p>13.693.274<text:s/></text:p>
          </table:table-cell>
          <table:table-cell office:value-type="float" office:value="4791581.99" table:style-name="ce17">
            <text:p>4.791.582<text:s/></text:p>
          </table:table-cell>
          <table:table-cell office:value-type="float" office:value="230933902.94999999" table:style-name="ce17">
            <text:p>230.933.903<text:s/></text:p>
          </table:table-cell>
          <table:table-cell office:value-type="float" office:value="204947368.04000002" table:style-name="ce17">
            <text:p>204.947.368<text:s/></text:p>
          </table:table-cell>
          <table:table-cell office:value-type="float" office:value="13924680.169999998" table:style-name="ce17">
            <text:p>13.924.680<text:s/></text:p>
          </table:table-cell>
          <table:table-cell office:value-type="float" office:value="1599853894.73" table:style-name="ce17">
            <text:p>1.599.853.895<text:s/></text:p>
          </table:table-cell>
          <table:table-cell office:value-type="float" office:value="10863381.709999999" table:style-name="ce17">
            <text:p>10.863.382<text:s/></text:p>
          </table:table-cell>
          <table:table-cell office:value-type="float" office:value="4324640390.829999" table:style-name="ce18">
            <text:p>4.324.640.3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5940999.8700000001" table:style-name="ce17">
            <text:p>5.941.000<text:s/></text:p>
          </table:table-cell>
          <table:table-cell office:value-type="float" office:value="20778832.649999999" table:style-name="ce17">
            <text:p>20.778.833<text:s/></text:p>
          </table:table-cell>
          <table:table-cell office:value-type="float" office:value="131387051.27" table:style-name="ce17">
            <text:p>131.387.051<text:s/></text:p>
          </table:table-cell>
          <table:table-cell office:value-type="float" office:value="4196198.28" table:style-name="ce17">
            <text:p>4.196.198<text:s/></text:p>
          </table:table-cell>
          <table:table-cell office:value-type="float" office:value="142115505.84999999" table:style-name="ce17">
            <text:p>142.115.506<text:s/></text:p>
          </table:table-cell>
          <table:table-cell office:value-type="float" office:value="127807114.84999999" table:style-name="ce17">
            <text:p>127.807.115<text:s/></text:p>
          </table:table-cell>
          <table:table-cell office:value-type="float" office:value="214459576.27000001" table:style-name="ce17">
            <text:p>214.459.576<text:s/></text:p>
          </table:table-cell>
          <table:table-cell office:value-type="float" office:value="93607006.640000001" table:style-name="ce17">
            <text:p>93.607.007<text:s/></text:p>
          </table:table-cell>
          <table:table-cell office:value-type="float" office:value="103132142.33" table:style-name="ce17">
            <text:p>103.132.142<text:s/></text:p>
          </table:table-cell>
          <table:table-cell office:value-type="float" office:value="36519372.560000002" table:style-name="ce17">
            <text:p>36.519.373<text:s/></text:p>
          </table:table-cell>
          <table:table-cell office:value-type="float" office:value="400254171.63999999" table:style-name="ce17">
            <text:p>400.254.172<text:s/></text:p>
          </table:table-cell>
          <table:table-cell office:value-type="float" office:value="42420631.359999999" table:style-name="ce17">
            <text:p>42.420.631<text:s/></text:p>
          </table:table-cell>
          <table:table-cell office:value-type="float" office:value="65309711.159999996" table:style-name="ce17">
            <text:p>65.309.711<text:s/></text:p>
          </table:table-cell>
          <table:table-cell office:value-type="float" office:value="66238341.270000003" table:style-name="ce17">
            <text:p>66.238.341<text:s/></text:p>
          </table:table-cell>
          <table:table-cell office:value-type="float" office:value="32572821.329999998" table:style-name="ce17">
            <text:p>32.572.821<text:s/></text:p>
          </table:table-cell>
          <table:table-cell office:value-type="float" office:value="114183579.68000001" table:style-name="ce17">
            <text:p>114.183.580<text:s/></text:p>
          </table:table-cell>
          <table:table-cell office:value-type="float" office:value="27494096.530000001" table:style-name="ce17">
            <text:p>27.494.097<text:s/></text:p>
          </table:table-cell>
          <table:table-cell office:value-type="float" office:value="326644258.70999998" table:style-name="ce17">
            <text:p>326.644.259<text:s/></text:p>
          </table:table-cell>
          <table:table-cell office:value-type="float" office:value="762255803.96000004" table:style-name="ce17">
            <text:p>762.255.804<text:s/></text:p>
          </table:table-cell>
          <table:table-cell office:value-type="float" office:value="38087957.189999998" table:style-name="ce17">
            <text:p>38.087.957<text:s/></text:p>
          </table:table-cell>
          <table:table-cell office:value-type="float" office:value="21667950.190000001" table:style-name="ce17">
            <text:p>21.667.950<text:s/></text:p>
          </table:table-cell>
          <table:table-cell office:value-type="float" office:value="6518775.1200000001" table:style-name="ce17">
            <text:p>6.518.775<text:s/></text:p>
          </table:table-cell>
          <table:table-cell office:value-type="float" office:value="431216298.63" table:style-name="ce17">
            <text:p>431.216.299<text:s/></text:p>
          </table:table-cell>
          <table:table-cell office:value-type="float" office:value="261791026.11000001" table:style-name="ce17">
            <text:p>261.791.026<text:s/></text:p>
          </table:table-cell>
          <table:table-cell office:value-type="float" office:value="23515740.73" table:style-name="ce17">
            <text:p>23.515.741<text:s/></text:p>
          </table:table-cell>
          <table:table-cell office:value-type="float" office:value="2906115210.29" table:style-name="ce17">
            <text:p>2.906.115.210<text:s/></text:p>
          </table:table-cell>
          <table:table-cell office:value-type="float" office:value="15980908.32" table:style-name="ce17">
            <text:p>15.980.908<text:s/></text:p>
          </table:table-cell>
          <table:table-cell office:value-type="float" office:value="6422211082.79" table:style-name="ce18">
            <text:p>6.422.211.08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33234.25" table:style-name="ce17">
            <text:p>33.234<text:s/></text:p>
          </table:table-cell>
          <table:table-cell office:value-type="float" office:value="96610.53" table:style-name="ce17">
            <text:p>96.611<text:s/></text:p>
          </table:table-cell>
          <table:table-cell office:value-type="float" office:value="191748.56" table:style-name="ce17">
            <text:p>191.749<text:s/></text:p>
          </table:table-cell>
          <table:table-cell office:value-type="float" office:value="4583.08" table:style-name="ce17">
            <text:p>4.583<text:s/></text:p>
          </table:table-cell>
          <table:table-cell office:value-type="float" office:value="92650.22" table:style-name="ce17">
            <text:p>92.650<text:s/></text:p>
          </table:table-cell>
          <table:table-cell office:value-type="float" office:value="88082.96" table:style-name="ce17">
            <text:p>88.083<text:s/></text:p>
          </table:table-cell>
          <table:table-cell office:value-type="float" office:value="30867034.09" table:style-name="ce17">
            <text:p>30.867.034<text:s/></text:p>
          </table:table-cell>
          <table:table-cell office:value-type="float" office:value="1513594.77" table:style-name="ce17">
            <text:p>1.513.595<text:s/></text:p>
          </table:table-cell>
          <table:table-cell office:value-type="float" office:value="350191.76" table:style-name="ce17">
            <text:p>350.192<text:s/></text:p>
          </table:table-cell>
          <table:table-cell office:value-type="float" office:value="22845.34" table:style-name="ce17">
            <text:p>22.845<text:s/></text:p>
          </table:table-cell>
          <table:table-cell office:value-type="float" office:value="9798992.7100000009" table:style-name="ce17">
            <text:p>9.798.993<text:s/></text:p>
          </table:table-cell>
          <table:table-cell office:value-type="float" office:value="103681.61" table:style-name="ce17">
            <text:p>103.682<text:s/></text:p>
          </table:table-cell>
          <table:table-cell office:value-type="float" office:value="357014.15" table:style-name="ce17">
            <text:p>357.014<text:s/></text:p>
          </table:table-cell>
          <table:table-cell office:value-type="float" office:value="13628673.859999999" table:style-name="ce17">
            <text:p>13.628.674<text:s/></text:p>
          </table:table-cell>
          <table:table-cell office:value-type="float" office:value="17021.41" table:style-name="ce17">
            <text:p>17.021<text:s/></text:p>
          </table:table-cell>
          <table:table-cell office:value-type="float" office:value="4080499.77" table:style-name="ce17">
            <text:p>4.080.500<text:s/></text:p>
          </table:table-cell>
          <table:table-cell office:value-type="float" office:value="13197.09" table:style-name="ce17">
            <text:p>13.197<text:s/></text:p>
          </table:table-cell>
          <table:table-cell office:value-type="float" office:value="14560861.050000001" table:style-name="ce17">
            <text:p>14.560.861<text:s/></text:p>
          </table:table-cell>
          <table:table-cell office:value-type="float" office:value="104986184.87" table:style-name="ce17">
            <text:p>104.986.185<text:s/></text:p>
          </table:table-cell>
          <table:table-cell office:value-type="float" office:value="92372.97" table:style-name="ce17">
            <text:p>92.373<text:s/></text:p>
          </table:table-cell>
          <table:table-cell office:value-type="float" office:value="314057.93" table:style-name="ce17">
            <text:p>314.058<text:s/></text:p>
          </table:table-cell>
          <table:table-cell office:value-type="float" office:value="9736.36" table:style-name="ce17">
            <text:p>9.736<text:s/></text:p>
          </table:table-cell>
          <table:table-cell office:value-type="float" office:value="33211735.140000001" table:style-name="ce17">
            <text:p>33.211.735<text:s/></text:p>
          </table:table-cell>
          <table:table-cell office:value-type="float" office:value="1300918.08" table:style-name="ce17">
            <text:p>1.300.918<text:s/></text:p>
          </table:table-cell>
          <table:table-cell office:value-type="float" office:value="3595878.17" table:style-name="ce17">
            <text:p>3.595.878<text:s/></text:p>
          </table:table-cell>
          <table:table-cell office:value-type="float" office:value="427502047.32999998" table:style-name="ce17">
            <text:p>427.502.047<text:s/></text:p>
          </table:table-cell>
          <table:table-cell office:value-type="float" office:value="6009.2" table:style-name="ce17">
            <text:p>6.009<text:s/></text:p>
          </table:table-cell>
          <table:table-cell office:value-type="float" office:value="646839457.25999999" table:style-name="ce18">
            <text:p>646.839.4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5907765.6200000001" table:style-name="ce17">
            <text:p>5.907.766<text:s/></text:p>
          </table:table-cell>
          <table:table-cell office:value-type="float" office:value="20682222.120000001" table:style-name="ce17">
            <text:p>20.682.222<text:s/></text:p>
          </table:table-cell>
          <table:table-cell office:value-type="float" office:value="131195302.70999999" table:style-name="ce17">
            <text:p>131.195.303<text:s/></text:p>
          </table:table-cell>
          <table:table-cell office:value-type="float" office:value="4191615.1999999997" table:style-name="ce17">
            <text:p>4.191.615<text:s/></text:p>
          </table:table-cell>
          <table:table-cell office:value-type="float" office:value="142022855.63" table:style-name="ce17">
            <text:p>142.022.856<text:s/></text:p>
          </table:table-cell>
          <table:table-cell office:value-type="float" office:value="127719031.89" table:style-name="ce17">
            <text:p>127.719.032<text:s/></text:p>
          </table:table-cell>
          <table:table-cell office:value-type="float" office:value="183592542.18000001" table:style-name="ce17">
            <text:p>183.592.542<text:s/></text:p>
          </table:table-cell>
          <table:table-cell office:value-type="float" office:value="92093411.870000005" table:style-name="ce17">
            <text:p>92.093.412<text:s/></text:p>
          </table:table-cell>
          <table:table-cell office:value-type="float" office:value="102781950.56999999" table:style-name="ce17">
            <text:p>102.781.951<text:s/></text:p>
          </table:table-cell>
          <table:table-cell office:value-type="float" office:value="36496527.220000006" table:style-name="ce17">
            <text:p>36.496.527<text:s/></text:p>
          </table:table-cell>
          <table:table-cell office:value-type="float" office:value="390455178.93000001" table:style-name="ce17">
            <text:p>390.455.179<text:s/></text:p>
          </table:table-cell>
          <table:table-cell office:value-type="float" office:value="42316949.75" table:style-name="ce17">
            <text:p>42.316.950<text:s/></text:p>
          </table:table-cell>
          <table:table-cell office:value-type="float" office:value="64952697.009999998" table:style-name="ce17">
            <text:p>64.952.697<text:s/></text:p>
          </table:table-cell>
          <table:table-cell office:value-type="float" office:value="52609667.410000004" table:style-name="ce17">
            <text:p>52.609.667<text:s/></text:p>
          </table:table-cell>
          <table:table-cell office:value-type="float" office:value="32555799.919999998" table:style-name="ce17">
            <text:p>32.555.800<text:s/></text:p>
          </table:table-cell>
          <table:table-cell office:value-type="float" office:value="110103079.91" table:style-name="ce17">
            <text:p>110.103.080<text:s/></text:p>
          </table:table-cell>
          <table:table-cell office:value-type="float" office:value="27480899.439999998" table:style-name="ce17">
            <text:p>27.480.899<text:s/></text:p>
          </table:table-cell>
          <table:table-cell office:value-type="float" office:value="312083397.66000003" table:style-name="ce17">
            <text:p>312.083.398<text:s/></text:p>
          </table:table-cell>
          <table:table-cell office:value-type="float" office:value="657269619.09000003" table:style-name="ce17">
            <text:p>657.269.619<text:s/></text:p>
          </table:table-cell>
          <table:table-cell office:value-type="float" office:value="37995584.219999999" table:style-name="ce17">
            <text:p>37.995.584<text:s/></text:p>
          </table:table-cell>
          <table:table-cell office:value-type="float" office:value="21353892.260000002" table:style-name="ce17">
            <text:p>21.353.892<text:s/></text:p>
          </table:table-cell>
          <table:table-cell office:value-type="float" office:value="6509038.7599999998" table:style-name="ce17">
            <text:p>6.509.039<text:s/></text:p>
          </table:table-cell>
          <table:table-cell office:value-type="float" office:value="398004563.49000001" table:style-name="ce17">
            <text:p>398.004.563<text:s/></text:p>
          </table:table-cell>
          <table:table-cell office:value-type="float" office:value="260490108.03" table:style-name="ce17">
            <text:p>260.490.108<text:s/></text:p>
          </table:table-cell>
          <table:table-cell office:value-type="float" office:value="19919862.560000002" table:style-name="ce17">
            <text:p>19.919.863<text:s/></text:p>
          </table:table-cell>
          <table:table-cell office:value-type="float" office:value="2478613162.96" table:style-name="ce17">
            <text:p>2.478.613.163<text:s/></text:p>
          </table:table-cell>
          <table:table-cell office:value-type="float" office:value="15974899.120000001" table:style-name="ce17">
            <text:p>15.974.899<text:s/></text:p>
          </table:table-cell>
          <table:table-cell office:value-type="float" office:value="5775371625.5300007" table:style-name="ce18">
            <text:p>5.775.371.6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4016346.47" table:style-name="ce17">
            <text:p>4.016.346<text:s/></text:p>
          </table:table-cell>
          <table:table-cell office:value-type="float" office:value="6598804.7999999998" table:style-name="ce17">
            <text:p>6.598.805<text:s/></text:p>
          </table:table-cell>
          <table:table-cell office:value-type="float" office:value="2389000" table:style-name="ce17">
            <text:p>2.389.000<text:s/></text:p>
          </table:table-cell>
          <table:table-cell office:value-type="float" office:value="13751596.91" table:style-name="ce17">
            <text:p>13.751.597<text:s/></text:p>
          </table:table-cell>
          <table:table-cell office:value-type="float" office:value="400000" table:style-name="ce17">
            <text:p>400.0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55487.05" table:style-name="ce17">
            <text:p>1.055.4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597123.059999999" table:style-name="ce17">
            <text:p>20.597.123<text:s/></text:p>
          </table:table-cell>
          <table:table-cell office:value-type="float" office:value="168.59" table:style-name="ce17">
            <text:p>169<text:s/></text:p>
          </table:table-cell>
          <table:table-cell office:value-type="float" office:value="304151.09999999998" table:style-name="ce17">
            <text:p>304.151<text:s/></text:p>
          </table:table-cell>
          <table:table-cell office:value-type="float" office:value="231254.47" table:style-name="ce17">
            <text:p>231.254<text:s/></text:p>
          </table:table-cell>
          <table:table-cell office:value-type="float" office:value="235000" table:style-name="ce17">
            <text:p>235.0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847227.550000001" table:style-name="ce17">
            <text:p>13.847.22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056848.010000002" table:style-name="ce17">
            <text:p>30.056.848<text:s/></text:p>
          </table:table-cell>
          <table:table-cell office:value-type="float" office:value="377627318.17000002" table:style-name="ce17">
            <text:p>377.627.3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525324.5999999996" table:style-name="ce17">
            <text:p>6.525.325<text:s/></text:p>
          </table:table-cell>
          <table:table-cell office:value-type="float" office:value="41.78" table:style-name="ce17">
            <text:p>4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808944.23" table:style-name="ce17">
            <text:p>15.808.944<text:s/></text:p>
          </table:table-cell>
          <table:table-cell office:value-type="float" office:value="10181.879999999999" table:style-name="ce17">
            <text:p>10.182<text:s/></text:p>
          </table:table-cell>
          <table:table-cell office:value-type="float" office:value="493454818.67000002" table:style-name="ce18">
            <text:p>493.454.8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738032.4400000004" table:style-name="ce17">
            <text:p>6.738.032<text:s/></text:p>
          </table:table-cell>
          <table:table-cell office:value-type="float" office:value="24536630.890000001" table:style-name="ce17">
            <text:p>24.536.631<text:s/></text:p>
          </table:table-cell>
          <table:table-cell office:value-type="float" office:value="21673472.850000001" table:style-name="ce17">
            <text:p>21.673.473<text:s/></text:p>
          </table:table-cell>
          <table:table-cell office:value-type="float" office:value="17518895.079999998" table:style-name="ce17">
            <text:p>17.518.895<text:s/></text:p>
          </table:table-cell>
          <table:table-cell office:value-type="float" office:value="53456537.049999997" table:style-name="ce17">
            <text:p>53.456.537<text:s/></text:p>
          </table:table-cell>
          <table:table-cell office:value-type="float" office:value="42465364.549999997" table:style-name="ce17">
            <text:p>42.465.365<text:s/></text:p>
          </table:table-cell>
          <table:table-cell office:value-type="float" office:value="1305993331.1499999" table:style-name="ce17">
            <text:p>1.305.993.331<text:s/></text:p>
          </table:table-cell>
          <table:table-cell office:value-type="float" office:value="27174090.010000002" table:style-name="ce17">
            <text:p>27.174.090<text:s/></text:p>
          </table:table-cell>
          <table:table-cell office:value-type="float" office:value="35670584.689999998" table:style-name="ce17">
            <text:p>35.670.585<text:s/></text:p>
          </table:table-cell>
          <table:table-cell office:value-type="float" office:value="22581311.510000002" table:style-name="ce17">
            <text:p>22.581.312<text:s/></text:p>
          </table:table-cell>
          <table:table-cell office:value-type="float" office:value="142239078.50999999" table:style-name="ce17">
            <text:p>142.239.079<text:s/></text:p>
          </table:table-cell>
          <table:table-cell office:value-type="float" office:value="20512694.859999999" table:style-name="ce17">
            <text:p>20.512.695<text:s/></text:p>
          </table:table-cell>
          <table:table-cell office:value-type="float" office:value="16801007.670000002" table:style-name="ce17">
            <text:p>16.801.008<text:s/></text:p>
          </table:table-cell>
          <table:table-cell office:value-type="float" office:value="37438010.939999998" table:style-name="ce17">
            <text:p>37.438.011<text:s/></text:p>
          </table:table-cell>
          <table:table-cell office:value-type="float" office:value="43192200.520000003" table:style-name="ce17">
            <text:p>43.192.201<text:s/></text:p>
          </table:table-cell>
          <table:table-cell office:value-type="float" office:value="188460893.03" table:style-name="ce17">
            <text:p>188.460.893<text:s/></text:p>
          </table:table-cell>
          <table:table-cell office:value-type="float" office:value="18170374.699999999" table:style-name="ce17">
            <text:p>18.170.375<text:s/></text:p>
          </table:table-cell>
          <table:table-cell office:value-type="float" office:value="62353816.869999997" table:style-name="ce17">
            <text:p>62.353.817<text:s/></text:p>
          </table:table-cell>
          <table:table-cell office:value-type="float" office:value="241432722.31999999" table:style-name="ce17">
            <text:p>241.432.722<text:s/></text:p>
          </table:table-cell>
          <table:table-cell office:value-type="float" office:value="33716718.170000002" table:style-name="ce17">
            <text:p>33.716.718<text:s/></text:p>
          </table:table-cell>
          <table:table-cell office:value-type="float" office:value="19117172.199999999" table:style-name="ce17">
            <text:p>19.117.172<text:s/></text:p>
          </table:table-cell>
          <table:table-cell office:value-type="float" office:value="13294489.960000001" table:style-name="ce17">
            <text:p>13.294.490<text:s/></text:p>
          </table:table-cell>
          <table:table-cell office:value-type="float" office:value="103363901.53" table:style-name="ce17">
            <text:p>103.363.902<text:s/></text:p>
          </table:table-cell>
          <table:table-cell office:value-type="float" office:value="48723973.630000003" table:style-name="ce17">
            <text:p>48.723.974<text:s/></text:p>
          </table:table-cell>
          <table:table-cell office:value-type="float" office:value="15585136.369999999" table:style-name="ce17">
            <text:p>15.585.136<text:s/></text:p>
          </table:table-cell>
          <table:table-cell office:value-type="float" office:value="124315504.06" table:style-name="ce17">
            <text:p>124.315.504<text:s/></text:p>
          </table:table-cell>
          <table:table-cell office:value-type="float" office:value="8801034.5700000003" table:style-name="ce17">
            <text:p>8.801.035<text:s/></text:p>
          </table:table-cell>
          <table:table-cell office:value-type="float" office:value="2695326980.1300001" table:style-name="ce18">
            <text:p>2.695.326.9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428037.29" table:style-name="ce17">
            <text:p>2.428.037<text:s/></text:p>
          </table:table-cell>
          <table:table-cell office:value-type="float" office:value="57541071.619999997" table:style-name="ce17">
            <text:p>57.541.072<text:s/></text:p>
          </table:table-cell>
          <table:table-cell office:value-type="float" office:value="23588829.800000001" table:style-name="ce17">
            <text:p>23.588.830<text:s/></text:p>
          </table:table-cell>
          <table:table-cell office:value-type="float" office:value="1784241.17" table:style-name="ce17">
            <text:p>1.784.241<text:s/></text:p>
          </table:table-cell>
          <table:table-cell office:value-type="float" office:value="44117388.93" table:style-name="ce17">
            <text:p>44.117.389<text:s/></text:p>
          </table:table-cell>
          <table:table-cell office:value-type="float" office:value="32475910.689999998" table:style-name="ce17">
            <text:p>32.475.911<text:s/></text:p>
          </table:table-cell>
          <table:table-cell office:value-type="float" office:value="1361046402.6700001" table:style-name="ce17">
            <text:p>1.361.046.403<text:s/></text:p>
          </table:table-cell>
          <table:table-cell office:value-type="float" office:value="21633948.66" table:style-name="ce17">
            <text:p>21.633.949<text:s/></text:p>
          </table:table-cell>
          <table:table-cell office:value-type="float" office:value="61235791.93" table:style-name="ce17">
            <text:p>61.235.792<text:s/></text:p>
          </table:table-cell>
          <table:table-cell office:value-type="float" office:value="6436374.9699999988" table:style-name="ce17">
            <text:p>6.436.375<text:s/></text:p>
          </table:table-cell>
          <table:table-cell office:value-type="float" office:value="73646082.479999989" table:style-name="ce17">
            <text:p>73.646.082<text:s/></text:p>
          </table:table-cell>
          <table:table-cell office:value-type="float" office:value="9117425.7799999993" table:style-name="ce17">
            <text:p>9.117.426<text:s/></text:p>
          </table:table-cell>
          <table:table-cell office:value-type="float" office:value="14134766.51" table:style-name="ce17">
            <text:p>14.134.767<text:s/></text:p>
          </table:table-cell>
          <table:table-cell office:value-type="float" office:value="12342799.779999999" table:style-name="ce17">
            <text:p>12.342.800<text:s/></text:p>
          </table:table-cell>
          <table:table-cell office:value-type="float" office:value="7729543.5300000012" table:style-name="ce17">
            <text:p>7.729.544<text:s/></text:p>
          </table:table-cell>
          <table:table-cell office:value-type="float" office:value="32091197.069999997" table:style-name="ce17">
            <text:p>32.091.197<text:s/></text:p>
          </table:table-cell>
          <table:table-cell office:value-type="float" office:value="8156134.9500000002" table:style-name="ce17">
            <text:p>8.156.135<text:s/></text:p>
          </table:table-cell>
          <table:table-cell office:value-type="float" office:value="76222000.760000005" table:style-name="ce17">
            <text:p>76.222.001<text:s/></text:p>
          </table:table-cell>
          <table:table-cell office:value-type="float" office:value="431838361.03999996" table:style-name="ce17">
            <text:p>431.838.361<text:s/></text:p>
          </table:table-cell>
          <table:table-cell office:value-type="float" office:value="6346045.2000000011" table:style-name="ce17">
            <text:p>6.346.045<text:s/></text:p>
          </table:table-cell>
          <table:table-cell office:value-type="float" office:value="4588792.18" table:style-name="ce17">
            <text:p>4.588.792<text:s/></text:p>
          </table:table-cell>
          <table:table-cell office:value-type="float" office:value="1902184.13" table:style-name="ce17">
            <text:p>1.902.184<text:s/></text:p>
          </table:table-cell>
          <table:table-cell office:value-type="float" office:value="60260192.329999991" table:style-name="ce17">
            <text:p>60.260.192<text:s/></text:p>
          </table:table-cell>
          <table:table-cell office:value-type="float" office:value="68695129.020000011" table:style-name="ce17">
            <text:p>68.695.129<text:s/></text:p>
          </table:table-cell>
          <table:table-cell office:value-type="float" office:value="6023363.0099999998" table:style-name="ce17">
            <text:p>6.023.363<text:s/></text:p>
          </table:table-cell>
          <table:table-cell office:value-type="float" office:value="516164155.36000001" table:style-name="ce17">
            <text:p>516.164.155<text:s/></text:p>
          </table:table-cell>
          <table:table-cell office:value-type="float" office:value="2871552.88" table:style-name="ce17">
            <text:p>2.871.553<text:s/></text:p>
          </table:table-cell>
          <table:table-cell office:value-type="float" office:value="2944417723.7400002" table:style-name="ce18">
            <text:p>2.944.417.724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53059235.370000005" table:style-name="ce21">
            <text:p>53.059.235<text:s/></text:p>
          </table:table-cell>
          <table:table-cell office:value-type="float" office:value="256277628.82999998" table:style-name="ce21">
            <text:p>256.277.629<text:s/></text:p>
          </table:table-cell>
          <table:table-cell office:value-type="float" office:value="898057057.87" table:style-name="ce21">
            <text:p>898.057.058<text:s/></text:p>
          </table:table-cell>
          <table:table-cell office:value-type="float" office:value="74067774.969999999" table:style-name="ce21">
            <text:p>74.067.775<text:s/></text:p>
          </table:table-cell>
          <table:table-cell office:value-type="float" office:value="1428299938.3" table:style-name="ce21">
            <text:p>1.428.299.938<text:s/></text:p>
          </table:table-cell>
          <table:table-cell office:value-type="float" office:value="1023334538.89" table:style-name="ce21">
            <text:p>1.023.334.539<text:s/></text:p>
          </table:table-cell>
          <table:table-cell office:value-type="float" office:value="9091453234.4799995" table:style-name="ce21">
            <text:p>9.091.453.234<text:s/></text:p>
          </table:table-cell>
          <table:table-cell office:value-type="float" office:value="1027146831.6099999" table:style-name="ce21">
            <text:p>1.027.146.832<text:s/></text:p>
          </table:table-cell>
          <table:table-cell office:value-type="float" office:value="938267031.68000007" table:style-name="ce21">
            <text:p>938.267.032<text:s/></text:p>
          </table:table-cell>
          <table:table-cell office:value-type="float" office:value="460346788.05999994" table:style-name="ce21">
            <text:p>460.346.788<text:s/></text:p>
          </table:table-cell>
          <table:table-cell office:value-type="float" office:value="3725170935.8400002" table:style-name="ce21">
            <text:p>3.725.170.936<text:s/></text:p>
          </table:table-cell>
          <table:table-cell office:value-type="float" office:value="345438744.74000001" table:style-name="ce21">
            <text:p>345.438.745<text:s/></text:p>
          </table:table-cell>
          <table:table-cell office:value-type="float" office:value="471153488.54000008" table:style-name="ce21">
            <text:p>471.153.489<text:s/></text:p>
          </table:table-cell>
          <table:table-cell office:value-type="float" office:value="503235826.65999997" table:style-name="ce21">
            <text:p>503.235.827<text:s/></text:p>
          </table:table-cell>
          <table:table-cell office:value-type="float" office:value="306223559.39999998" table:style-name="ce21">
            <text:p>306.223.559<text:s/></text:p>
          </table:table-cell>
          <table:table-cell office:value-type="float" office:value="1436267309.25" table:style-name="ce21">
            <text:p>1.436.267.309<text:s/></text:p>
          </table:table-cell>
          <table:table-cell office:value-type="float" office:value="189498531.62" table:style-name="ce21">
            <text:p>189.498.532<text:s/></text:p>
          </table:table-cell>
          <table:table-cell office:value-type="float" office:value="3359095892.2599998" table:style-name="ce21">
            <text:p>3.359.095.892<text:s/></text:p>
          </table:table-cell>
          <table:table-cell office:value-type="float" office:value="10057075188.91" table:style-name="ce21">
            <text:p>10.057.075.189<text:s/></text:p>
          </table:table-cell>
          <table:table-cell office:value-type="float" office:value="310766000.50999999" table:style-name="ce21">
            <text:p>310.766.001<text:s/></text:p>
          </table:table-cell>
          <table:table-cell office:value-type="float" office:value="162960888.24000001" table:style-name="ce21">
            <text:p>162.960.888<text:s/></text:p>
          </table:table-cell>
          <table:table-cell office:value-type="float" office:value="54974541.230000004" table:style-name="ce21">
            <text:p>54.974.541<text:s/></text:p>
          </table:table-cell>
          <table:table-cell office:value-type="float" office:value="3739470954.9000001" table:style-name="ce21">
            <text:p>3.739.470.955<text:s/></text:p>
          </table:table-cell>
          <table:table-cell office:value-type="float" office:value="2923832116.0599999" table:style-name="ce21">
            <text:p>2.923.832.116<text:s/></text:p>
          </table:table-cell>
          <table:table-cell office:value-type="float" office:value="190108324.30000001" table:style-name="ce21">
            <text:p>190.108.324<text:s/></text:p>
          </table:table-cell>
          <table:table-cell office:value-type="float" office:value="29937268408.77" table:style-name="ce21">
            <text:p>29.937.268.409<text:s/></text:p>
          </table:table-cell>
          <table:table-cell office:value-type="float" office:value="105761239.54000001" table:style-name="ce21">
            <text:p>105.761.240<text:s/></text:p>
          </table:table-cell>
          <table:table-cell office:value-type="float" office:value="73068612010.830002" table:style-name="ce22">
            <text:p>73.068.612.011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1022020.031840734" table:style-name="ce25">
            <text:p>61.022.020<text:s/></text:p>
          </table:table-cell>
          <table:table-cell office:value-type="float" office:value="163559227.86396703" table:style-name="ce25">
            <text:p>163.559.228<text:s/></text:p>
          </table:table-cell>
          <table:table-cell office:value-type="float" office:value="203164192.9217535" table:style-name="ce25">
            <text:p>203.164.193<text:s/></text:p>
          </table:table-cell>
          <table:table-cell office:value-type="float" office:value="34223688.677286655" table:style-name="ce25">
            <text:p>34.223.689<text:s/></text:p>
          </table:table-cell>
          <table:table-cell office:value-type="float" office:value="888873373.01999164" table:style-name="ce25">
            <text:p>888.873.373<text:s/></text:p>
          </table:table-cell>
          <table:table-cell office:value-type="float" office:value="610663193.240762" table:style-name="ce25">
            <text:p>610.663.193<text:s/></text:p>
          </table:table-cell>
          <table:table-cell office:value-type="float" office:value="1650367471.1612127" table:style-name="ce25">
            <text:p>1.650.367.471<text:s/></text:p>
          </table:table-cell>
          <table:table-cell office:value-type="float" office:value="439634778.86706781" table:style-name="ce25">
            <text:p>439.634.779<text:s/></text:p>
          </table:table-cell>
          <table:table-cell office:value-type="float" office:value="452634881.58894515" table:style-name="ce25">
            <text:p>452.634.882<text:s/></text:p>
          </table:table-cell>
          <table:table-cell office:value-type="float" office:value="216355299.34418407" table:style-name="ce25">
            <text:p>216.355.299<text:s/></text:p>
          </table:table-cell>
          <table:table-cell office:value-type="float" office:value="2288469599.1241174" table:style-name="ce25">
            <text:p>2.288.469.599<text:s/></text:p>
          </table:table-cell>
          <table:table-cell office:value-type="float" office:value="243567137.76662073" table:style-name="ce25">
            <text:p>243.567.138<text:s/></text:p>
          </table:table-cell>
          <table:table-cell office:value-type="float" office:value="281750426.00971317" table:style-name="ce25">
            <text:p>281.750.426<text:s/></text:p>
          </table:table-cell>
          <table:table-cell office:value-type="float" office:value="371759697.99558192" table:style-name="ce25">
            <text:p>371.759.698<text:s/></text:p>
          </table:table-cell>
          <table:table-cell office:value-type="float" office:value="230977808.80449018" table:style-name="ce25">
            <text:p>230.977.809<text:s/></text:p>
          </table:table-cell>
          <table:table-cell office:value-type="float" office:value="622366516.64004385" table:style-name="ce25">
            <text:p>622.366.517<text:s/></text:p>
          </table:table-cell>
          <table:table-cell office:value-type="float" office:value="134285139.7780138" table:style-name="ce25">
            <text:p>134.285.140<text:s/></text:p>
          </table:table-cell>
          <table:table-cell office:value-type="float" office:value="1798296679.6441157" table:style-name="ce25">
            <text:p>1.798.296.680<text:s/></text:p>
          </table:table-cell>
          <table:table-cell office:value-type="float" office:value="3615569217.0387177" table:style-name="ce25">
            <text:p>3.615.569.217<text:s/></text:p>
          </table:table-cell>
          <table:table-cell office:value-type="float" office:value="191294251.89848226" table:style-name="ce25">
            <text:p>191.294.252<text:s/></text:p>
          </table:table-cell>
          <table:table-cell office:value-type="float" office:value="92659923.818391457" table:style-name="ce25">
            <text:p>92.659.924<text:s/></text:p>
          </table:table-cell>
          <table:table-cell office:value-type="float" office:value="51328251.241798468" table:style-name="ce25">
            <text:p>51.328.251<text:s/></text:p>
          </table:table-cell>
          <table:table-cell office:value-type="float" office:value="2024412730.1816664" table:style-name="ce25">
            <text:p>2.024.412.730<text:s/></text:p>
          </table:table-cell>
          <table:table-cell office:value-type="float" office:value="1312094130.533114" table:style-name="ce25">
            <text:p>1.312.094.131<text:s/></text:p>
          </table:table-cell>
          <table:table-cell office:value-type="float" office:value="165156941.35702816" table:style-name="ce25">
            <text:p>165.156.941<text:s/></text:p>
          </table:table-cell>
          <table:table-cell office:value-type="float" office:value="13565603059.391144" table:style-name="ce25">
            <text:p>13.565.603.059<text:s/></text:p>
          </table:table-cell>
          <table:table-cell office:value-type="float" office:value="58384892.559942037" table:style-name="ce25">
            <text:p>58.384.893<text:s/></text:p>
          </table:table-cell>
          <table:table-cell office:value-type="float" office:value="31768474530.499992" table:style-name="ce26">
            <text:p>31.768.474.531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14081255.40184075" table:style-name="ce21">
            <text:p>114.081.255<text:s/></text:p>
          </table:table-cell>
          <table:table-cell office:value-type="float" office:value="419836856.69396698" table:style-name="ce21">
            <text:p>419.836.857<text:s/></text:p>
          </table:table-cell>
          <table:table-cell office:value-type="float" office:value="1101221250.7917535" table:style-name="ce21">
            <text:p>1.101.221.251<text:s/></text:p>
          </table:table-cell>
          <table:table-cell office:value-type="float" office:value="108291463.64728665" table:style-name="ce21">
            <text:p>108.291.464<text:s/></text:p>
          </table:table-cell>
          <table:table-cell office:value-type="float" office:value="2317173311.3199916" table:style-name="ce21">
            <text:p>2.317.173.311<text:s/></text:p>
          </table:table-cell>
          <table:table-cell office:value-type="float" office:value="1633997732.1307621" table:style-name="ce21">
            <text:p>1.633.997.732<text:s/></text:p>
          </table:table-cell>
          <table:table-cell office:value-type="float" office:value="10741820705.641212" table:style-name="ce21">
            <text:p>10.741.820.706<text:s/></text:p>
          </table:table-cell>
          <table:table-cell office:value-type="float" office:value="1466781610.4770677" table:style-name="ce21">
            <text:p>1.466.781.610<text:s/></text:p>
          </table:table-cell>
          <table:table-cell office:value-type="float" office:value="1390901913.2689452" table:style-name="ce21">
            <text:p>1.390.901.913<text:s/></text:p>
          </table:table-cell>
          <table:table-cell office:value-type="float" office:value="676702087.40418398" table:style-name="ce21">
            <text:p>676.702.087<text:s/></text:p>
          </table:table-cell>
          <table:table-cell office:value-type="float" office:value="6013640534.9641171" table:style-name="ce21">
            <text:p>6.013.640.535<text:s/></text:p>
          </table:table-cell>
          <table:table-cell office:value-type="float" office:value="589005882.50662076" table:style-name="ce21">
            <text:p>589.005.883<text:s/></text:p>
          </table:table-cell>
          <table:table-cell office:value-type="float" office:value="752903914.54971325" table:style-name="ce21">
            <text:p>752.903.915<text:s/></text:p>
          </table:table-cell>
          <table:table-cell office:value-type="float" office:value="874995524.65558195" table:style-name="ce21">
            <text:p>874.995.525<text:s/></text:p>
          </table:table-cell>
          <table:table-cell office:value-type="float" office:value="537201368.20449018" table:style-name="ce21">
            <text:p>537.201.368<text:s/></text:p>
          </table:table-cell>
          <table:table-cell office:value-type="float" office:value="2058633825.8900437" table:style-name="ce21">
            <text:p>2.058.633.826<text:s/></text:p>
          </table:table-cell>
          <table:table-cell office:value-type="float" office:value="323783671.39801383" table:style-name="ce21">
            <text:p>323.783.671<text:s/></text:p>
          </table:table-cell>
          <table:table-cell office:value-type="float" office:value="5157392571.9041157" table:style-name="ce21">
            <text:p>5.157.392.572<text:s/></text:p>
          </table:table-cell>
          <table:table-cell office:value-type="float" office:value="13672644405.948717" table:style-name="ce21">
            <text:p>13.672.644.406<text:s/></text:p>
          </table:table-cell>
          <table:table-cell office:value-type="float" office:value="502060252.40848225" table:style-name="ce21">
            <text:p>502.060.252<text:s/></text:p>
          </table:table-cell>
          <table:table-cell office:value-type="float" office:value="255620812.05839145" table:style-name="ce21">
            <text:p>255.620.812<text:s/></text:p>
          </table:table-cell>
          <table:table-cell office:value-type="float" office:value="106302792.47179848" table:style-name="ce21">
            <text:p>106.302.792<text:s/></text:p>
          </table:table-cell>
          <table:table-cell office:value-type="float" office:value="5763883685.0816669" table:style-name="ce21">
            <text:p>5.763.883.685<text:s/></text:p>
          </table:table-cell>
          <table:table-cell office:value-type="float" office:value="4235926246.5931139" table:style-name="ce21">
            <text:p>4.235.926.247<text:s/></text:p>
          </table:table-cell>
          <table:table-cell office:value-type="float" office:value="355265265.6570282" table:style-name="ce21">
            <text:p>355.265.266<text:s/></text:p>
          </table:table-cell>
          <table:table-cell office:value-type="float" office:value="43502871468.161148" table:style-name="ce21">
            <text:p>43.502.871.468<text:s/></text:p>
          </table:table-cell>
          <table:table-cell office:value-type="float" office:value="164146132.09994203" table:style-name="ce21">
            <text:p>164.146.132<text:s/></text:p>
          </table:table-cell>
          <table:table-cell office:value-type="float" office:value="104837086541.32999" table:style-name="ce22">
            <text:p>104.837.086.541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628990.92486249364" table:style-name="ce27">
            <text:p>628.991<text:s/></text:p>
          </table:table-cell>
          <table:table-cell office:value-type="float" office:value="2954629.5421499442" table:style-name="ce27">
            <text:p>2.954.630<text:s/></text:p>
          </table:table-cell>
          <table:table-cell office:value-type="float" office:value="2408569.0616528625" table:style-name="ce27">
            <text:p>2.408.569<text:s/></text:p>
          </table:table-cell>
          <table:table-cell office:value-type="float" office:value="339857.80462255277" table:style-name="ce27">
            <text:p>339.858<text:s/></text:p>
          </table:table-cell>
          <table:table-cell office:value-type="float" office:value="9055221.5483794902" table:style-name="ce27">
            <text:p>9.055.222<text:s/></text:p>
          </table:table-cell>
          <table:table-cell office:value-type="float" office:value="8510843.0759927314" table:style-name="ce27">
            <text:p>8.510.843<text:s/></text:p>
          </table:table-cell>
          <table:table-cell office:value-type="float" office:value="37554910.181270607" table:style-name="ce27">
            <text:p>37.554.910<text:s/></text:p>
          </table:table-cell>
          <table:table-cell office:value-type="float" office:value="6129409.1634849496" table:style-name="ce27">
            <text:p>6.129.409<text:s/></text:p>
          </table:table-cell>
          <table:table-cell office:value-type="float" office:value="7423167.0117145274" table:style-name="ce27">
            <text:p>7.423.167<text:s/></text:p>
          </table:table-cell>
          <table:table-cell office:value-type="float" office:value="4031212.083228956" table:style-name="ce27">
            <text:p>4.031.212<text:s/></text:p>
          </table:table-cell>
          <table:table-cell office:value-type="float" office:value="32429505.050099298" table:style-name="ce27">
            <text:p>32.429.505<text:s/></text:p>
          </table:table-cell>
          <table:table-cell office:value-type="float" office:value="9062338.3344173301" table:style-name="ce27">
            <text:p>9.062.338<text:s/></text:p>
          </table:table-cell>
          <table:table-cell office:value-type="float" office:value="6251366.4139228594" table:style-name="ce27">
            <text:p>6.251.366<text:s/></text:p>
          </table:table-cell>
          <table:table-cell office:value-type="float" office:value="3912753.2514494238" table:style-name="ce27">
            <text:p>3.912.753<text:s/></text:p>
          </table:table-cell>
          <table:table-cell office:value-type="float" office:value="2613793.1604448794" table:style-name="ce27">
            <text:p>2.613.793<text:s/></text:p>
          </table:table-cell>
          <table:table-cell office:value-type="float" office:value="11144368.400870072" table:style-name="ce27">
            <text:p>11.144.368<text:s/></text:p>
          </table:table-cell>
          <table:table-cell office:value-type="float" office:value="1901030.0360707601" table:style-name="ce27">
            <text:p>1.901.030<text:s/></text:p>
          </table:table-cell>
          <table:table-cell office:value-type="float" office:value="24583528.972295843" table:style-name="ce27">
            <text:p>24.583.529<text:s/></text:p>
          </table:table-cell>
          <table:table-cell office:value-type="float" office:value="4794619469.5684528" table:style-name="ce27">
            <text:p>4.794.619.470<text:s/></text:p>
          </table:table-cell>
          <table:table-cell office:value-type="float" office:value="2367227.7496528323" table:style-name="ce27">
            <text:p>2.367.228<text:s/></text:p>
          </table:table-cell>
          <table:table-cell office:value-type="float" office:value="985690.57636998245" table:style-name="ce27">
            <text:p>985.691<text:s/></text:p>
          </table:table-cell>
          <table:table-cell office:value-type="float" office:value="302951.06613014755" table:style-name="ce27">
            <text:p>302.951<text:s/></text:p>
          </table:table-cell>
          <table:table-cell office:value-type="float" office:value="23519600.27339761" table:style-name="ce27">
            <text:p>23.519.600<text:s/></text:p>
          </table:table-cell>
          <table:table-cell office:value-type="float" office:value="11666891.6454776" table:style-name="ce27">
            <text:p>11.666.892<text:s/></text:p>
          </table:table-cell>
          <table:table-cell office:value-type="float" office:value="3929632.1254403442" table:style-name="ce27">
            <text:p>3.929.632<text:s/></text:p>
          </table:table-cell>
          <table:table-cell office:value-type="float" office:value="101630939.55432372" table:style-name="ce27">
            <text:p>101.630.940<text:s/></text:p>
          </table:table-cell>
          <table:table-cell office:value-type="float" office:value="1070152.3738283121" table:style-name="ce27">
            <text:p>1.070.152<text:s/></text:p>
          </table:table-cell>
          <table:table-cell office:value-type="float" office:value="5111028048.9500027" table:style-name="ce28">
            <text:p>5.111.028.049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14710246.32670324" table:style-name="ce21">
            <text:p>114.710.246<text:s/></text:p>
          </table:table-cell>
          <table:table-cell office:value-type="float" office:value="422791486.23611695" table:style-name="ce21">
            <text:p>422.791.486<text:s/></text:p>
          </table:table-cell>
          <table:table-cell office:value-type="float" office:value="1103629819.8534064" table:style-name="ce21">
            <text:p>1.103.629.820<text:s/></text:p>
          </table:table-cell>
          <table:table-cell office:value-type="float" office:value="108631321.4519092" table:style-name="ce21">
            <text:p>108.631.321<text:s/></text:p>
          </table:table-cell>
          <table:table-cell office:value-type="float" office:value="2326228532.868371" table:style-name="ce21">
            <text:p>2.326.228.533<text:s/></text:p>
          </table:table-cell>
          <table:table-cell office:value-type="float" office:value="1642508575.2067549" table:style-name="ce21">
            <text:p>1.642.508.575<text:s/></text:p>
          </table:table-cell>
          <table:table-cell office:value-type="float" office:value="10779375615.822483" table:style-name="ce21">
            <text:p>10.779.375.616<text:s/></text:p>
          </table:table-cell>
          <table:table-cell office:value-type="float" office:value="1472911019.6405528" table:style-name="ce21">
            <text:p>1.472.911.020<text:s/></text:p>
          </table:table-cell>
          <table:table-cell office:value-type="float" office:value="1398325080.2806597" table:style-name="ce21">
            <text:p>1.398.325.080<text:s/></text:p>
          </table:table-cell>
          <table:table-cell office:value-type="float" office:value="680733299.48741293" table:style-name="ce21">
            <text:p>680.733.299<text:s/></text:p>
          </table:table-cell>
          <table:table-cell office:value-type="float" office:value="6046070040.0142164" table:style-name="ce21">
            <text:p>6.046.070.040<text:s/></text:p>
          </table:table-cell>
          <table:table-cell office:value-type="float" office:value="598068220.84103811" table:style-name="ce21">
            <text:p>598.068.221<text:s/></text:p>
          </table:table-cell>
          <table:table-cell office:value-type="float" office:value="759155280.96363616" table:style-name="ce21">
            <text:p>759.155.281<text:s/></text:p>
          </table:table-cell>
          <table:table-cell office:value-type="float" office:value="878908277.90703142" table:style-name="ce21">
            <text:p>878.908.278<text:s/></text:p>
          </table:table-cell>
          <table:table-cell office:value-type="float" office:value="539815161.36493504" table:style-name="ce21">
            <text:p>539.815.161<text:s/></text:p>
          </table:table-cell>
          <table:table-cell office:value-type="float" office:value="2069778194.2909138" table:style-name="ce21">
            <text:p>2.069.778.194<text:s/></text:p>
          </table:table-cell>
          <table:table-cell office:value-type="float" office:value="325684701.43408459" table:style-name="ce21">
            <text:p>325.684.701<text:s/></text:p>
          </table:table-cell>
          <table:table-cell office:value-type="float" office:value="5181976100.8764114" table:style-name="ce21">
            <text:p>5.181.976.101<text:s/></text:p>
          </table:table-cell>
          <table:table-cell office:value-type="float" office:value="18467263875.51717" table:style-name="ce21">
            <text:p>18.467.263.876<text:s/></text:p>
          </table:table-cell>
          <table:table-cell office:value-type="float" office:value="504427480.15813506" table:style-name="ce21">
            <text:p>504.427.480<text:s/></text:p>
          </table:table-cell>
          <table:table-cell office:value-type="float" office:value="256606502.63476142" table:style-name="ce21">
            <text:p>256.606.503<text:s/></text:p>
          </table:table-cell>
          <table:table-cell office:value-type="float" office:value="106605743.53792863" table:style-name="ce21">
            <text:p>106.605.744<text:s/></text:p>
          </table:table-cell>
          <table:table-cell office:value-type="float" office:value="5787403285.3550644" table:style-name="ce21">
            <text:p>5.787.403.285<text:s/></text:p>
          </table:table-cell>
          <table:table-cell office:value-type="float" office:value="4247593138.2385917" table:style-name="ce21">
            <text:p>4.247.593.138<text:s/></text:p>
          </table:table-cell>
          <table:table-cell office:value-type="float" office:value="359194897.78246856" table:style-name="ce21">
            <text:p>359.194.898<text:s/></text:p>
          </table:table-cell>
          <table:table-cell office:value-type="float" office:value="43604502407.715469" table:style-name="ce21">
            <text:p>43.604.502.408<text:s/></text:p>
          </table:table-cell>
          <table:table-cell office:value-type="float" office:value="165216284.47377035" table:style-name="ce21">
            <text:p>165.216.284<text:s/></text:p>
          </table:table-cell>
          <table:table-cell office:value-type="float" office:value="109948114590.27998" table:style-name="ce22">
            <text:p>109.948.114.590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7-08-17T15:00:21Z</dc:date>
    <meta:print-date>2011-05-12T16:46:54Z</meta:print-date>
    <meta:editing-cycles>41</meta:editing-cycles>
    <meta:editing-duration>PT4293S</meta:editing-duration>
  </office:meta>
</office:document-meta>
</file>